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ettings.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Symbol" svg:font-family="Symbol"/>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16cm" svg:stroke-color="#ebebeb" draw:stroke-linejoin="round" svg:stroke-linecap="butt" draw:fill="none" fo:padding-top="0.008cm" fo:padding-bottom="0.008cm" fo:padding-left="0.008cm" fo:padding-right="0.008cm" loext:decorative="false"/>
    </style:style>
    <style:style style:name="gr2" style:family="graphic" style:parent-style-name="standard">
      <style:graphic-properties draw:stroke="solid" svg:stroke-width="0.034cm" svg:stroke-color="#ebebeb" draw:stroke-linejoin="round" svg:stroke-linecap="butt" draw:fill="none" fo:padding-top="0.017cm" fo:padding-bottom="0.017cm" fo:padding-left="0.017cm" fo:padding-right="0.017cm" loext:decorative="false"/>
    </style:style>
    <style:style style:name="gr3" style:family="graphic" style:parent-style-name="standard">
      <style:graphic-properties draw:stroke="none" draw:fill="solid" draw:fill-color="#1b9e77" draw:opacity="50%" loext:decorative="false"/>
    </style:style>
    <style:style style:name="gr4" style:family="graphic" style:parent-style-name="standard">
      <style:graphic-properties draw:stroke="solid" svg:stroke-width="0.025cm" svg:stroke-color="#1b9e77" svg:stroke-opacity="50%" draw:stroke-linejoin="round" svg:stroke-linecap="round" draw:fill="none" fo:padding-top="0.012cm" fo:padding-bottom="0.012cm" fo:padding-left="0.012cm" fo:padding-right="0.012cm" loext:decorative="false"/>
    </style:style>
    <style:style style:name="gr5" style:family="graphic" style:parent-style-name="standard">
      <style:graphic-properties draw:stroke="none" draw:fill="solid" draw:fill-color="#d95f02" draw:opacity="50%" loext:decorative="false"/>
    </style:style>
    <style:style style:name="gr6" style:family="graphic" style:parent-style-name="standard">
      <style:graphic-properties draw:stroke="solid" svg:stroke-width="0.025cm" svg:stroke-color="#d95f02" svg:stroke-opacity="50%" draw:stroke-linejoin="round" svg:stroke-linecap="round" draw:fill="none" fo:padding-top="0.012cm" fo:padding-bottom="0.012cm" fo:padding-left="0.012cm" fo:padding-right="0.012cm" loext:decorative="false"/>
    </style:style>
    <style:style style:name="gr7" style:family="graphic" style:parent-style-name="standard">
      <style:graphic-properties draw:stroke="none" draw:fill="solid" draw:fill-color="#7570b3" draw:opacity="50%" loext:decorative="false"/>
    </style:style>
    <style:style style:name="gr8" style:family="graphic" style:parent-style-name="standard">
      <style:graphic-properties draw:stroke="solid" svg:stroke-width="0.025cm" svg:stroke-color="#7570b3" svg:stroke-opacity="50%" draw:stroke-linejoin="round" svg:stroke-linecap="round" draw:fill="none" fo:padding-top="0.012cm" fo:padding-bottom="0.012cm" fo:padding-left="0.012cm" fo:padding-right="0.012cm" loext:decorative="false"/>
    </style:style>
    <style:style style:name="gr9" style:family="graphic" style:parent-style-name="standard">
      <style:graphic-properties draw:stroke="solid" svg:stroke-width="0.037cm" svg:stroke-color="#333333" svg:stroke-opacity="50%" draw:stroke-linejoin="round" svg:stroke-linecap="butt" draw:fill="none" fo:padding-top="0.018cm" fo:padding-bottom="0.018cm" fo:padding-left="0.018cm" fo:padding-right="0.018cm" loext:decorative="false"/>
    </style:style>
    <style:style style:name="gr10" style:family="graphic" style:parent-style-name="standard">
      <style:graphic-properties draw:stroke="solid" svg:stroke-width="0.037cm" svg:stroke-color="#333333" svg:stroke-opacity="50%" draw:stroke-linejoin="miter" svg:stroke-linecap="butt" draw:fill="solid" draw:fill-color="#ffffff" draw:opacity="50%" fo:padding-top="0.018cm" fo:padding-bottom="0.018cm" fo:padding-left="0.018cm" fo:padding-right="0.018cm" loext:decorative="false"/>
    </style:style>
    <style:style style:name="gr11" style:family="graphic" style:parent-style-name="standard">
      <style:graphic-properties draw:stroke="solid" svg:stroke-width="0.075cm" svg:stroke-color="#333333" svg:stroke-opacity="50%" draw:stroke-linejoin="miter" svg:stroke-linecap="butt" draw:fill="none" fo:padding-top="0.037cm" fo:padding-bottom="0.037cm" fo:padding-left="0.037cm" fo:padding-right="0.037cm" loext:decorative="false"/>
    </style:style>
    <style:style style:name="gr12" style:family="graphic" style:parent-style-name="standard">
      <style:graphic-properties draw:stroke="solid" svg:stroke-width="0.037cm" svg:stroke-color="#333333" svg:stroke-opacity="50%" draw:stroke-linejoin="round" svg:stroke-linecap="butt" draw:fill="solid" draw:fill-color="#ffffff" draw:opacity="20%" fo:padding-top="0.018cm" fo:padding-bottom="0.018cm" fo:padding-left="0.018cm" fo:padding-right="0.018cm" loext:decorative="false"/>
    </style:style>
    <style:style style:name="gr13" style:family="graphic" style:parent-style-name="standard">
      <style:graphic-properties draw:stroke="none" draw:fill="solid" draw:fill-color="#8b0000" loext:decorative="false"/>
    </style:style>
    <style:style style:name="gr14" style:family="graphic" style:parent-style-name="standard">
      <style:graphic-properties draw:stroke="solid" svg:stroke-width="0.025cm" svg:stroke-color="#8b0000" draw:stroke-linejoin="round" svg:stroke-linecap="round" draw:fill="none" fo:padding-top="0.012cm" fo:padding-bottom="0.012cm" fo:padding-left="0.012cm" fo:padding-right="0.012cm" loext:decorative="false"/>
    </style:style>
    <style:style style:name="gr15" style:family="graphic" style:parent-style-name="standard">
      <style:graphic-properties draw:stroke="none" draw:fill="none" draw:textarea-horizontal-align="left" draw:textarea-vertical-align="top" draw:auto-grow-height="true" draw:auto-grow-width="true" fo:min-height="0.987cm" fo:min-width="0.987cm" fo:padding-top="0cm" fo:padding-bottom="0cm" fo:padding-left="0cm" fo:padding-right="0cm" loext:decorative="false"/>
      <style:paragraph-properties style:writing-mode="lr-tb"/>
    </style:style>
    <style:style style:name="gr16" style:family="graphic" style:parent-style-name="standard">
      <style:graphic-properties draw:stroke="solid" svg:stroke-width="0.037cm" svg:stroke-color="#000000" draw:stroke-linejoin="round" svg:stroke-linecap="round" draw:fill="none" fo:padding-top="0.018cm" fo:padding-bottom="0.018cm" fo:padding-left="0.018cm" fo:padding-right="0.018cm" loext:decorative="false"/>
    </style:style>
    <style:style style:name="gr17" style:family="graphic" style:parent-style-name="standard">
      <style:graphic-properties draw:stroke="solid" svg:stroke-width="0.034cm" svg:stroke-color="#333333" draw:stroke-linejoin="round" svg:stroke-linecap="butt" draw:fill="none" fo:padding-top="0.017cm" fo:padding-bottom="0.017cm" fo:padding-left="0.017cm" fo:padding-right="0.017cm" loext:decorative="false"/>
    </style:style>
    <style:style style:name="gr18" style:family="graphic" style:parent-style-name="standard">
      <style:graphic-properties draw:stroke="none" draw:fill="none" draw:textarea-horizontal-align="left" draw:textarea-vertical-align="top" draw:auto-grow-height="true" draw:auto-grow-width="true" fo:min-height="1.057cm" fo:min-width="1.057cm" fo:padding-top="0cm" fo:padding-bottom="0cm" fo:padding-left="0cm" fo:padding-right="0cm" loext:decorative="false"/>
      <style:paragraph-properties style:writing-mode="lr-tb"/>
    </style:style>
    <style:style style:name="gr19" style:family="graphic" style:parent-style-name="standard">
      <style:graphic-properties draw:stroke="none" draw:fill="none" draw:fill-color="#ffffff" fo:min-height="0.317cm" loext:decorative="false"/>
      <style:paragraph-properties style:writing-mode="lr-tb"/>
    </style:style>
    <style:style style:name="P1" style:family="paragraph">
      <loext:graphic-properties draw:fill="none"/>
    </style:style>
    <style:style style:name="P2" style:family="paragraph">
      <loext:graphic-properties draw:fill="solid" draw:fill-color="#1b9e77" draw:opacity="50%"/>
    </style:style>
    <style:style style:name="P3" style:family="paragraph">
      <loext:graphic-properties draw:fill="solid" draw:fill-color="#d95f02" draw:opacity="50%"/>
    </style:style>
    <style:style style:name="P4" style:family="paragraph">
      <loext:graphic-properties draw:fill="solid" draw:fill-color="#7570b3" draw:opacity="50%"/>
    </style:style>
    <style:style style:name="P5" style:family="paragraph">
      <loext:graphic-properties draw:fill="solid" draw:fill-color="#ffffff" draw:opacity="50%"/>
    </style:style>
    <style:style style:name="P6" style:family="paragraph">
      <loext:graphic-properties draw:fill="solid" draw:fill-color="#ffffff" draw:opacity="20%"/>
    </style:style>
    <style:style style:name="P7" style:family="paragraph">
      <loext:graphic-properties draw:fill="solid" draw:fill-color="#8b0000"/>
    </style:style>
    <style:style style:name="P8" style:family="paragraph">
      <style:paragraph-properties fo:text-align="start" style:writing-mode="lr-tb"/>
    </style:style>
    <style:style style:name="P9" style:family="paragraph">
      <loext:graphic-properties draw:fill="none"/>
      <style:text-properties fo:font-size="28pt" style:font-size-asian="28pt" style:font-size-complex="28pt"/>
    </style:style>
    <style:style style:name="P10" style:family="paragraph">
      <style:paragraph-properties fo:text-align="start" style:writing-mode="lr-tb"/>
      <style:text-properties fo:font-size="18pt"/>
    </style:style>
    <style:style style:name="P11" style:family="paragraph">
      <loext:graphic-properties draw:fill="none"/>
      <style:paragraph-properties fo:text-align="start"/>
      <style:text-properties fo:font-size="18pt" style:font-size-asian="28pt" style:font-size-complex="28pt"/>
    </style:style>
    <style:style style:name="P12" style:family="paragraph">
      <loext:graphic-properties draw:fill="none"/>
      <style:text-properties fo:font-size="30pt" style:font-size-asian="30pt" style:font-size-complex="30pt"/>
    </style:style>
    <style:style style:name="P13" style:family="paragraph">
      <style:text-properties fo:font-size="30pt" style:font-size-asian="30pt" style:font-size-complex="30pt"/>
    </style:style>
    <style:style style:name="P14" style:family="paragraph">
      <loext:graphic-properties draw:fill="none" draw:fill-color="#ffffff"/>
      <style:text-properties fo:font-size="30pt" style:font-size-asian="30pt" style:font-size-complex="30pt"/>
    </style:style>
    <style:style style:name="T1" style:family="text">
      <style:text-properties fo:color="#000000" loext:opacity="100%" style:font-name="Helvetica" fo:font-size="28pt" fo:font-weight="normal" style:font-name-asian="Helvetica" style:font-size-asian="28pt" style:font-weight-asian="normal" style:font-name-complex="Helvetica" style:font-size-complex="28pt" style:font-weight-complex="normal"/>
    </style:style>
    <style:style style:name="T2" style:family="text">
      <style:text-properties fo:color="#4d4d4d" loext:opacity="100%" style:font-name="Helvetica" fo:font-size="28pt" fo:font-weight="normal" style:font-name-asian="Helvetica" style:font-size-asian="28pt" style:font-weight-asian="normal" style:font-name-complex="Helvetica" style:font-size-complex="28pt" style:font-weight-complex="normal"/>
    </style:style>
    <style:style style:name="T3" style:family="text">
      <style:text-properties fo:color="#4d4d4d" loext:opacity="100%" style:font-name="Helvetica" fo:font-weight="normal" style:font-name-asian="Helvetica" style:font-size-asian="28pt" style:font-weight-asian="normal" style:font-name-complex="Helvetica" style:font-size-complex="28pt" style:font-weight-complex="normal"/>
    </style:style>
    <style:style style:name="T4" style:family="text">
      <style:text-properties fo:color="#000000" loext:opacity="100%" style:font-name="Helvetica" fo:font-size="30pt" fo:font-weight="bold" style:font-name-asian="Helvetica" style:font-size-asian="30pt" style:font-weight-asian="bold" style:font-name-complex="Helvetica" style:font-size-complex="30pt" style:font-weight-complex="bold"/>
    </style:style>
    <style:style style:name="T5" style:family="text">
      <style:text-properties fo:color="#000000" loext:opacity="100%" style:font-name="Helvetica" fo:font-size="30pt" fo:font-weight="normal" style:font-name-asian="Helvetica" style:font-size-asian="30pt" style:font-weight-asian="normal" style:font-name-complex="Helvetica" style:font-size-complex="30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line draw:style-name="gr1" draw:text-style-name="P1" draw:layer="layout" svg:x1="2.832cm" svg:y1="12.511cm" svg:x2="20.144cm" svg:y2="12.511cm">
          <text:p/>
        </draw:line>
        <draw:line draw:style-name="gr1" draw:text-style-name="P1" draw:layer="layout" svg:x1="2.832cm" svg:y1="9.405cm" svg:x2="20.144cm" svg:y2="9.405cm">
          <text:p/>
        </draw:line>
        <draw:line draw:style-name="gr1" draw:text-style-name="P1" draw:layer="layout" svg:x1="2.832cm" svg:y1="6.298cm" svg:x2="20.144cm" svg:y2="6.298cm">
          <text:p/>
        </draw:line>
        <draw:line draw:style-name="gr1" draw:text-style-name="P1" draw:layer="layout" svg:x1="2.832cm" svg:y1="3.192cm" svg:x2="20.144cm" svg:y2="3.192cm">
          <text:p/>
        </draw:line>
        <draw:line draw:style-name="gr2" draw:text-style-name="P1" draw:layer="layout" svg:x1="2.832cm" svg:y1="10.957cm" svg:x2="20.144cm" svg:y2="10.957cm">
          <text:p/>
        </draw:line>
        <draw:line draw:style-name="gr2" draw:text-style-name="P1" draw:layer="layout" svg:x1="2.832cm" svg:y1="7.852cm" svg:x2="20.144cm" svg:y2="7.852cm">
          <text:p/>
        </draw:line>
        <draw:line draw:style-name="gr2" draw:text-style-name="P1" draw:layer="layout" svg:x1="2.832cm" svg:y1="4.745cm" svg:x2="20.144cm" svg:y2="4.745cm">
          <text:p/>
        </draw:line>
        <draw:line draw:style-name="gr2" draw:text-style-name="P1" draw:layer="layout" svg:x1="2.832cm" svg:y1="1.639cm" svg:x2="20.144cm" svg:y2="1.639cm">
          <text:p/>
        </draw:line>
        <draw:line draw:style-name="gr2" draw:text-style-name="P1" draw:layer="layout" svg:x1="6.078cm" svg:y1="12.912cm" svg:x2="6.078cm" svg:y2="1.344cm">
          <text:p/>
        </draw:line>
        <draw:line draw:style-name="gr2" draw:text-style-name="P1" draw:layer="layout" svg:x1="11.488cm" svg:y1="12.912cm" svg:x2="11.488cm" svg:y2="1.344cm">
          <text:p/>
        </draw:line>
        <draw:line draw:style-name="gr2" draw:text-style-name="P1" draw:layer="layout" svg:x1="16.898cm" svg:y1="12.912cm" svg:x2="16.898cm" svg:y2="1.344cm">
          <text:p/>
        </draw:line>
        <draw:path draw:style-name="gr3" draw:text-style-name="P2" draw:layer="layout" svg:width="0.402cm" svg:height="0.402cm" svg:x="5.877cm" svg:y="5.961cm" svg:viewBox="0 0 403 403" svg:d="M0 201c0-111 91-201 201-201 111 0 202 90 202 201s-91 202-202 202c-110 0-201-91-201-202z">
          <text:p/>
        </draw:path>
        <draw:path draw:style-name="gr4" draw:text-style-name="P1" draw:layer="layout" svg:width="0.402cm" svg:height="0.402cm" svg:x="5.877cm" svg:y="5.961cm" svg:viewBox="0 0 403 403" svg:d="M0 201c0-111 91-201 201-201 111 0 202 90 202 201s-91 202-202 202c-110 0-201-91-201-202z">
          <text:p/>
        </draw:path>
        <draw:path draw:style-name="gr5" draw:text-style-name="P3" draw:layer="layout" svg:width="0.402cm" svg:height="0.402cm" svg:x="11.287cm" svg:y="9.663cm" svg:viewBox="0 0 403 403" svg:d="M0 202c0-111 91-202 202-202 110 0 201 91 201 202s-91 201-201 201c-111 0-202-90-202-201z">
          <text:p/>
        </draw:path>
        <draw:path draw:style-name="gr6" draw:text-style-name="P1" draw:layer="layout" svg:width="0.402cm" svg:height="0.402cm" svg:x="11.287cm" svg:y="9.663cm" svg:viewBox="0 0 403 403" svg:d="M0 202c0-111 91-202 202-202 110 0 201 91 201 202s-91 201-201 201c-111 0-202-90-202-201z">
          <text:p/>
        </draw:path>
        <draw:path draw:style-name="gr7" draw:text-style-name="P4" draw:layer="layout" svg:width="0.402cm" svg:height="0.402cm" svg:x="16.697cm" svg:y="10.185cm" svg:viewBox="0 0 403 403" svg:d="M0 202c0-110 90-202 201-202 110 0 202 92 202 202s-92 201-202 201c-111 0-201-91-201-201z">
          <text:p/>
        </draw:path>
        <draw:path draw:style-name="gr8" draw:text-style-name="P1" draw:layer="layout" svg:width="0.402cm" svg:height="0.402cm" svg:x="16.697cm" svg:y="10.185cm" svg:viewBox="0 0 403 403" svg:d="M0 202c0-110 90-202 201-202 110 0 202 92 202 202s-92 201-202 201c-111 0-201-91-201-201z">
          <text:p/>
        </draw:path>
        <draw:path draw:style-name="gr3" draw:text-style-name="P2" draw:layer="layout" svg:width="0.402cm" svg:height="0.401cm" svg:x="5.877cm" svg:y="10.024cm" svg:viewBox="0 0 403 402" svg:d="M0 201c0-111 91-201 201-201 111 0 202 90 202 201s-91 201-202 201c-110 0-201-90-201-201z">
          <text:p/>
        </draw:path>
        <draw:path draw:style-name="gr4" draw:text-style-name="P1" draw:layer="layout" svg:width="0.402cm" svg:height="0.401cm" svg:x="5.877cm" svg:y="10.024cm" svg:viewBox="0 0 403 402" svg:d="M0 201c0-111 91-201 201-201 111 0 202 90 202 201s-91 201-202 201c-110 0-201-90-201-201z">
          <text:p/>
        </draw:path>
        <draw:path draw:style-name="gr5" draw:text-style-name="P3" draw:layer="layout" svg:width="0.402cm" svg:height="0.402cm" svg:x="11.287cm" svg:y="9.365cm" svg:viewBox="0 0 403 403" svg:d="M0 202c0-110 91-202 202-202 110 0 201 92 201 202 0 111-91 201-201 201-111 0-202-90-202-201z">
          <text:p/>
        </draw:path>
        <draw:path draw:style-name="gr6" draw:text-style-name="P1" draw:layer="layout" svg:width="0.402cm" svg:height="0.402cm" svg:x="11.287cm" svg:y="9.365cm" svg:viewBox="0 0 403 403" svg:d="M0 202c0-110 91-202 202-202 110 0 201 92 201 202 0 111-91 201-201 201-111 0-202-90-202-201z">
          <text:p/>
        </draw:path>
        <draw:path draw:style-name="gr7" draw:text-style-name="P4" draw:layer="layout" svg:width="0.402cm" svg:height="0.402cm" svg:x="16.697cm" svg:y="10.98cm" svg:viewBox="0 0 403 403" svg:d="M0 202c0-110 90-202 201-202 110 0 202 92 202 202 0 111-92 201-202 201-111 0-201-90-201-201z">
          <text:p/>
        </draw:path>
        <draw:path draw:style-name="gr8" draw:text-style-name="P1" draw:layer="layout" svg:width="0.402cm" svg:height="0.402cm" svg:x="16.697cm" svg:y="10.98cm" svg:viewBox="0 0 403 403" svg:d="M0 202c0-110 90-202 201-202 110 0 202 92 202 202 0 111-92 201-202 201-111 0-201-90-201-201z">
          <text:p/>
        </draw:path>
        <draw:path draw:style-name="gr3" draw:text-style-name="P2" draw:layer="layout" svg:width="0.402cm" svg:height="0.401cm" svg:x="5.877cm" svg:y="9.316cm" svg:viewBox="0 0 403 402" svg:d="M0 201c0-111 91-201 201-201 111 0 202 90 202 201s-91 201-202 201c-110 0-201-90-201-201z">
          <text:p/>
        </draw:path>
        <draw:path draw:style-name="gr4" draw:text-style-name="P1" draw:layer="layout" svg:width="0.402cm" svg:height="0.401cm" svg:x="5.877cm" svg:y="9.316cm" svg:viewBox="0 0 403 402" svg:d="M0 201c0-111 91-201 201-201 111 0 202 90 202 201s-91 201-202 201c-110 0-201-90-201-201z">
          <text:p/>
        </draw:path>
        <draw:path draw:style-name="gr5" draw:text-style-name="P3" draw:layer="layout" svg:width="0.402cm" svg:height="0.402cm" svg:x="11.287cm" svg:y="9.154cm" svg:viewBox="0 0 403 403" svg:d="M0 201c0-111 91-201 202-201 110 0 201 90 201 201s-91 202-201 202c-111 0-202-91-202-202z">
          <text:p/>
        </draw:path>
        <draw:path draw:style-name="gr6" draw:text-style-name="P1" draw:layer="layout" svg:width="0.402cm" svg:height="0.402cm" svg:x="11.287cm" svg:y="9.154cm" svg:viewBox="0 0 403 403" svg:d="M0 201c0-111 91-201 202-201 110 0 201 90 201 201s-91 202-201 202c-111 0-202-91-202-202z">
          <text:p/>
        </draw:path>
        <draw:path draw:style-name="gr7" draw:text-style-name="P4" draw:layer="layout" svg:width="0.402cm" svg:height="0.401cm" svg:x="16.697cm" svg:y="9.925cm" svg:viewBox="0 0 403 402" svg:d="M0 200c0-110 90-200 201-200 110 0 202 90 202 200 0 112-92 202-202 202-111 0-201-90-201-202z">
          <text:p/>
        </draw:path>
        <draw:path draw:style-name="gr8" draw:text-style-name="P1" draw:layer="layout" svg:width="0.402cm" svg:height="0.401cm" svg:x="16.697cm" svg:y="9.925cm" svg:viewBox="0 0 403 402" svg:d="M0 200c0-110 90-200 201-200 110 0 202 90 202 200 0 112-92 202-202 202-111 0-201-90-201-202z">
          <text:p/>
        </draw:path>
        <draw:path draw:style-name="gr3" draw:text-style-name="P2" draw:layer="layout" svg:width="0.402cm" svg:height="0.401cm" svg:x="5.877cm" svg:y="8.123cm" svg:viewBox="0 0 403 402" svg:d="M0 202c0-112 91-202 201-202 111 0 202 90 202 202 0 110-91 200-202 200-110 0-201-90-201-200z">
          <text:p/>
        </draw:path>
        <draw:path draw:style-name="gr4" draw:text-style-name="P1" draw:layer="layout" svg:width="0.402cm" svg:height="0.401cm" svg:x="5.877cm" svg:y="8.123cm" svg:viewBox="0 0 403 402" svg:d="M0 202c0-112 91-202 201-202 111 0 202 90 202 202 0 110-91 200-202 200-110 0-201-90-201-200z">
          <text:p/>
        </draw:path>
        <draw:path draw:style-name="gr5" draw:text-style-name="P3" draw:layer="layout" svg:width="0.402cm" svg:height="0.401cm" svg:x="11.287cm" svg:y="7.39cm" svg:viewBox="0 0 403 402" svg:d="M0 202c0-111 91-202 202-202 110 0 201 91 201 202 0 110-91 200-201 200-111 0-202-90-202-200z">
          <text:p/>
        </draw:path>
        <draw:path draw:style-name="gr6" draw:text-style-name="P1" draw:layer="layout" svg:width="0.402cm" svg:height="0.401cm" svg:x="11.287cm" svg:y="7.39cm" svg:viewBox="0 0 403 402" svg:d="M0 202c0-111 91-202 202-202 110 0 201 91 201 202 0 110-91 200-201 200-111 0-202-90-202-200z">
          <text:p/>
        </draw:path>
        <draw:path draw:style-name="gr7" draw:text-style-name="P4" draw:layer="layout" svg:width="0.402cm" svg:height="0.402cm" svg:x="16.697cm" svg:y="7.377cm" svg:viewBox="0 0 403 403" svg:d="M0 202c0-110 90-202 201-202 110 0 202 92 202 202 0 111-92 201-202 201-111 0-201-90-201-201z">
          <text:p/>
        </draw:path>
        <draw:path draw:style-name="gr8" draw:text-style-name="P1" draw:layer="layout" svg:width="0.402cm" svg:height="0.402cm" svg:x="16.697cm" svg:y="7.377cm" svg:viewBox="0 0 403 403" svg:d="M0 202c0-110 90-202 201-202 110 0 202 92 202 202 0 111-92 201-202 201-111 0-201-90-201-201z">
          <text:p/>
        </draw:path>
        <draw:path draw:style-name="gr3" draw:text-style-name="P2" draw:layer="layout" svg:width="0.402cm" svg:height="0.401cm" svg:x="5.877cm" svg:y="9.266cm" svg:viewBox="0 0 403 402" svg:d="M0 202c0-112 91-202 201-202 111 0 202 90 202 202 0 110-91 200-202 200-110 0-201-90-201-200z">
          <text:p/>
        </draw:path>
        <draw:path draw:style-name="gr4" draw:text-style-name="P1" draw:layer="layout" svg:width="0.402cm" svg:height="0.401cm" svg:x="5.877cm" svg:y="9.266cm" svg:viewBox="0 0 403 402" svg:d="M0 202c0-112 91-202 201-202 111 0 202 90 202 202 0 110-91 200-202 200-110 0-201-90-201-200z">
          <text:p/>
        </draw:path>
        <draw:path draw:style-name="gr5" draw:text-style-name="P3" draw:layer="layout" svg:width="0.402cm" svg:height="0.401cm" svg:x="11.287cm" svg:y="9.44cm" svg:viewBox="0 0 403 402" svg:d="M0 201c0-111 91-201 202-201 110 0 201 90 201 201 0 110-91 201-201 201-111 0-202-91-202-201z">
          <text:p/>
        </draw:path>
        <draw:path draw:style-name="gr6" draw:text-style-name="P1" draw:layer="layout" svg:width="0.402cm" svg:height="0.401cm" svg:x="11.287cm" svg:y="9.44cm" svg:viewBox="0 0 403 402" svg:d="M0 201c0-111 91-201 202-201 110 0 201 90 201 201 0 110-91 201-201 201-111 0-202-91-202-201z">
          <text:p/>
        </draw:path>
        <draw:path draw:style-name="gr7" draw:text-style-name="P4" draw:layer="layout" svg:width="0.402cm" svg:height="0.401cm" svg:x="16.697cm" svg:y="9.291cm" svg:viewBox="0 0 403 402" svg:d="M0 202c0-112 90-202 201-202 110 0 202 90 202 202 0 110-92 200-202 200-111 0-201-90-201-200z">
          <text:p/>
        </draw:path>
        <draw:path draw:style-name="gr8" draw:text-style-name="P1" draw:layer="layout" svg:width="0.402cm" svg:height="0.401cm" svg:x="16.697cm" svg:y="9.291cm" svg:viewBox="0 0 403 402" svg:d="M0 202c0-112 90-202 201-202 110 0 202 90 202 202 0 110-92 200-202 200-111 0-201-90-201-200z">
          <text:p/>
        </draw:path>
        <draw:path draw:style-name="gr3" draw:text-style-name="P2" draw:layer="layout" svg:width="0.402cm" svg:height="0.401cm" svg:x="5.877cm" svg:y="8.782cm" svg:viewBox="0 0 403 402" svg:d="M0 200c0-110 91-200 201-200 111 0 202 90 202 200 0 112-91 202-202 202-110 0-201-90-201-202z">
          <text:p/>
        </draw:path>
        <draw:path draw:style-name="gr4" draw:text-style-name="P1" draw:layer="layout" svg:width="0.402cm" svg:height="0.401cm" svg:x="5.877cm" svg:y="8.782cm" svg:viewBox="0 0 403 402" svg:d="M0 200c0-110 91-200 201-200 111 0 202 90 202 200 0 112-91 202-202 202-110 0-201-90-201-202z">
          <text:p/>
        </draw:path>
        <draw:path draw:style-name="gr5" draw:text-style-name="P3" draw:layer="layout" svg:width="0.402cm" svg:height="0.401cm" svg:x="11.287cm" svg:y="5.402cm" svg:viewBox="0 0 403 402" svg:d="M0 202c0-111 91-202 202-202 110 0 201 91 201 202 0 110-91 200-201 200-111 0-202-90-202-200z">
          <text:p/>
        </draw:path>
        <draw:path draw:style-name="gr6" draw:text-style-name="P1" draw:layer="layout" svg:width="0.402cm" svg:height="0.401cm" svg:x="11.287cm" svg:y="5.402cm" svg:viewBox="0 0 403 402" svg:d="M0 202c0-111 91-202 202-202 110 0 201 91 201 202 0 110-91 200-201 200-111 0-202-90-202-200z">
          <text:p/>
        </draw:path>
        <draw:path draw:style-name="gr7" draw:text-style-name="P4" draw:layer="layout" svg:width="0.402cm" svg:height="0.401cm" svg:x="16.697cm" svg:y="5.514cm" svg:viewBox="0 0 403 402" svg:d="M0 200c0-110 90-200 201-200 110 0 202 90 202 200 0 112-92 202-202 202-111 0-201-90-201-202z">
          <text:p/>
        </draw:path>
        <draw:path draw:style-name="gr8" draw:text-style-name="P1" draw:layer="layout" svg:width="0.402cm" svg:height="0.401cm" svg:x="16.697cm" svg:y="5.514cm" svg:viewBox="0 0 403 402" svg:d="M0 200c0-110 90-200 201-200 110 0 202 90 202 200 0 112-92 202-202 202-111 0-201-90-201-202z">
          <text:p/>
        </draw:path>
        <draw:path draw:style-name="gr3" draw:text-style-name="P2" draw:layer="layout" svg:width="0.402cm" svg:height="0.401cm" svg:x="5.877cm" svg:y="10.521cm" svg:viewBox="0 0 403 402" svg:d="M0 201c0-111 91-201 201-201 111 0 202 90 202 201s-91 201-202 201c-110 0-201-90-201-201z">
          <text:p/>
        </draw:path>
        <draw:path draw:style-name="gr4" draw:text-style-name="P1" draw:layer="layout" svg:width="0.402cm" svg:height="0.401cm" svg:x="5.877cm" svg:y="10.521cm" svg:viewBox="0 0 403 402" svg:d="M0 201c0-111 91-201 201-201 111 0 202 90 202 201s-91 201-202 201c-110 0-201-90-201-201z">
          <text:p/>
        </draw:path>
        <draw:path draw:style-name="gr5" draw:text-style-name="P3" draw:layer="layout" svg:width="0.402cm" svg:height="0.401cm" svg:x="11.287cm" svg:y="6.558cm" svg:viewBox="0 0 403 402" svg:d="M0 201c0-110 91-201 202-201 110 0 201 91 201 201s-91 201-201 201c-111 0-202-91-202-201z">
          <text:p/>
        </draw:path>
        <draw:path draw:style-name="gr6" draw:text-style-name="P1" draw:layer="layout" svg:width="0.402cm" svg:height="0.401cm" svg:x="11.287cm" svg:y="6.558cm" svg:viewBox="0 0 403 402" svg:d="M0 201c0-110 91-201 202-201 110 0 201 91 201 201s-91 201-201 201c-111 0-202-91-202-201z">
          <text:p/>
        </draw:path>
        <draw:path draw:style-name="gr7" draw:text-style-name="P4" draw:layer="layout" svg:width="0.402cm" svg:height="0.401cm" svg:x="16.697cm" svg:y="8.62cm" svg:viewBox="0 0 403 402" svg:d="M0 202c0-111 90-202 201-202 110 0 202 91 202 202 0 110-92 200-202 200-111 0-201-90-201-200z">
          <text:p/>
        </draw:path>
        <draw:path draw:style-name="gr8" draw:text-style-name="P1" draw:layer="layout" svg:width="0.402cm" svg:height="0.401cm" svg:x="16.697cm" svg:y="8.62cm" svg:viewBox="0 0 403 402" svg:d="M0 202c0-111 90-202 201-202 110 0 202 91 202 202 0 110-92 200-202 200-111 0-201-90-201-200z">
          <text:p/>
        </draw:path>
        <draw:path draw:style-name="gr3" draw:text-style-name="P2" draw:layer="layout" svg:width="0.402cm" svg:height="0.402cm" svg:x="5.877cm" svg:y="7.576cm" svg:viewBox="0 0 403 403" svg:d="M0 201c0-110 91-201 201-201 111 0 202 91 202 201 0 111-91 202-202 202-110 0-201-91-201-202z">
          <text:p/>
        </draw:path>
        <draw:path draw:style-name="gr4" draw:text-style-name="P1" draw:layer="layout" svg:width="0.402cm" svg:height="0.402cm" svg:x="5.877cm" svg:y="7.576cm" svg:viewBox="0 0 403 403" svg:d="M0 201c0-110 91-201 201-201 111 0 202 91 202 201 0 111-91 202-202 202-110 0-201-91-201-202z">
          <text:p/>
        </draw:path>
        <draw:path draw:style-name="gr5" draw:text-style-name="P3" draw:layer="layout" svg:width="0.402cm" svg:height="0.402cm" svg:x="11.287cm" svg:y="9.663cm" svg:viewBox="0 0 403 403" svg:d="M0 202c0-111 91-202 202-202 110 0 201 91 201 202s-91 201-201 201c-111 0-202-90-202-201z">
          <text:p/>
        </draw:path>
        <draw:path draw:style-name="gr6" draw:text-style-name="P1" draw:layer="layout" svg:width="0.402cm" svg:height="0.402cm" svg:x="11.287cm" svg:y="9.663cm" svg:viewBox="0 0 403 403" svg:d="M0 202c0-111 91-202 202-202 110 0 201 91 201 202s-91 201-201 201c-111 0-202-90-202-201z">
          <text:p/>
        </draw:path>
        <draw:path draw:style-name="gr7" draw:text-style-name="P4" draw:layer="layout" svg:width="0.402cm" svg:height="0.402cm" svg:x="16.697cm" svg:y="9.191cm" svg:viewBox="0 0 403 403" svg:d="M0 201c0-110 90-201 201-201 110 0 202 91 202 201 0 112-92 202-202 202-111 0-201-90-201-202z">
          <text:p/>
        </draw:path>
        <draw:path draw:style-name="gr8" draw:text-style-name="P1" draw:layer="layout" svg:width="0.402cm" svg:height="0.402cm" svg:x="16.697cm" svg:y="9.191cm" svg:viewBox="0 0 403 403" svg:d="M0 201c0-110 90-201 201-201 110 0 202 91 202 201 0 112-92 202-202 202-111 0-201-90-201-202z">
          <text:p/>
        </draw:path>
        <draw:path draw:style-name="gr3" draw:text-style-name="P2" draw:layer="layout" svg:width="0.402cm" svg:height="0.402cm" svg:x="5.877cm" svg:y="8.868cm" svg:viewBox="0 0 403 403" svg:d="M0 202c0-111 91-202 201-202 111 0 202 91 202 202 0 110-91 201-202 201-110 0-201-91-201-201z">
          <text:p/>
        </draw:path>
        <draw:path draw:style-name="gr4" draw:text-style-name="P1" draw:layer="layout" svg:width="0.402cm" svg:height="0.402cm" svg:x="5.877cm" svg:y="8.868cm" svg:viewBox="0 0 403 403" svg:d="M0 202c0-111 91-202 201-202 111 0 202 91 202 202 0 110-91 201-202 201-110 0-201-91-201-201z">
          <text:p/>
        </draw:path>
        <draw:path draw:style-name="gr5" draw:text-style-name="P3" draw:layer="layout" svg:width="0.402cm" svg:height="0.401cm" svg:x="11.287cm" svg:y="7.042cm" svg:viewBox="0 0 403 402" svg:d="M0 201c0-111 91-201 202-201 110 0 201 90 201 201 0 110-91 201-201 201-111 0-202-91-202-201z">
          <text:p/>
        </draw:path>
        <draw:path draw:style-name="gr6" draw:text-style-name="P1" draw:layer="layout" svg:width="0.402cm" svg:height="0.401cm" svg:x="11.287cm" svg:y="7.042cm" svg:viewBox="0 0 403 402" svg:d="M0 201c0-111 91-201 202-201 110 0 201 90 201 201 0 110-91 201-201 201-111 0-202-91-202-201z">
          <text:p/>
        </draw:path>
        <draw:path draw:style-name="gr7" draw:text-style-name="P4" draw:layer="layout" svg:width="0.402cm" svg:height="0.401cm" svg:x="16.697cm" svg:y="9.9cm" svg:viewBox="0 0 403 402" svg:d="M0 200c0-110 90-200 201-200 110 0 202 90 202 200 0 111-92 202-202 202-111 0-201-91-201-202z">
          <text:p/>
        </draw:path>
        <draw:path draw:style-name="gr8" draw:text-style-name="P1" draw:layer="layout" svg:width="0.402cm" svg:height="0.401cm" svg:x="16.697cm" svg:y="9.9cm" svg:viewBox="0 0 403 402" svg:d="M0 200c0-110 90-200 201-200 110 0 202 90 202 200 0 111-92 202-202 202-111 0-201-91-201-202z">
          <text:p/>
        </draw:path>
        <draw:path draw:style-name="gr3" draw:text-style-name="P2" draw:layer="layout" svg:width="0.402cm" svg:height="0.401cm" svg:x="5.877cm" svg:y="6.843cm" svg:viewBox="0 0 403 402" svg:d="M0 202c0-111 91-202 201-202 111 0 202 91 202 202 0 110-91 200-202 200-110 0-201-90-201-200z">
          <text:p/>
        </draw:path>
        <draw:path draw:style-name="gr4" draw:text-style-name="P1" draw:layer="layout" svg:width="0.402cm" svg:height="0.401cm" svg:x="5.877cm" svg:y="6.843cm" svg:viewBox="0 0 403 402" svg:d="M0 202c0-111 91-202 201-202 111 0 202 91 202 202 0 110-91 200-202 200-110 0-201-90-201-200z">
          <text:p/>
        </draw:path>
        <draw:path draw:style-name="gr5" draw:text-style-name="P3" draw:layer="layout" svg:width="0.402cm" svg:height="0.401cm" svg:x="11.287cm" svg:y="7.129cm" svg:viewBox="0 0 403 402" svg:d="M0 201c0-111 91-201 202-201 110 0 201 90 201 201s-91 201-201 201c-111 0-202-90-202-201z">
          <text:p/>
        </draw:path>
        <draw:path draw:style-name="gr6" draw:text-style-name="P1" draw:layer="layout" svg:width="0.402cm" svg:height="0.401cm" svg:x="11.287cm" svg:y="7.129cm" svg:viewBox="0 0 403 402" svg:d="M0 201c0-111 91-201 202-201 110 0 201 90 201 201s-91 201-201 201c-111 0-202-90-202-201z">
          <text:p/>
        </draw:path>
        <draw:path draw:style-name="gr7" draw:text-style-name="P4" draw:layer="layout" svg:width="0.402cm" svg:height="0.401cm" svg:x="16.697cm" svg:y="8.707cm" svg:viewBox="0 0 403 402" svg:d="M0 200c0-110 90-200 201-200 110 0 202 90 202 200 0 111-92 202-202 202-111 0-201-91-201-202z">
          <text:p/>
        </draw:path>
        <draw:path draw:style-name="gr8" draw:text-style-name="P1" draw:layer="layout" svg:width="0.402cm" svg:height="0.401cm" svg:x="16.697cm" svg:y="8.707cm" svg:viewBox="0 0 403 402" svg:d="M0 200c0-110 90-200 201-200 110 0 202 90 202 200 0 111-92 202-202 202-111 0-201-91-201-202z">
          <text:p/>
        </draw:path>
        <draw:path draw:style-name="gr3" draw:text-style-name="P2" draw:layer="layout" svg:width="0.402cm" svg:height="0.402cm" svg:x="5.877cm" svg:y="6.756cm" svg:viewBox="0 0 403 403" svg:d="M0 201c0-110 91-201 201-201 111 0 202 91 202 201 0 111-91 202-202 202-110 0-201-91-201-202z">
          <text:p/>
        </draw:path>
        <draw:path draw:style-name="gr4" draw:text-style-name="P1" draw:layer="layout" svg:width="0.402cm" svg:height="0.402cm" svg:x="5.877cm" svg:y="6.756cm" svg:viewBox="0 0 403 403" svg:d="M0 201c0-110 91-201 201-201 111 0 202 91 202 201 0 111-91 202-202 202-110 0-201-91-201-202z">
          <text:p/>
        </draw:path>
        <draw:path draw:style-name="gr5" draw:text-style-name="P3" draw:layer="layout" svg:width="0.402cm" svg:height="0.402cm" svg:x="11.287cm" svg:y="12.024cm" svg:viewBox="0 0 403 403" svg:d="M0 201c0-110 91-201 202-201 110 0 201 91 201 201 0 111-91 202-201 202-111 0-202-91-202-202z">
          <text:p/>
        </draw:path>
        <draw:path draw:style-name="gr6" draw:text-style-name="P1" draw:layer="layout" svg:width="0.402cm" svg:height="0.402cm" svg:x="11.287cm" svg:y="12.024cm" svg:viewBox="0 0 403 403" svg:d="M0 201c0-110 91-201 202-201 110 0 201 91 201 201 0 111-91 202-201 202-111 0-202-91-202-202z">
          <text:p/>
        </draw:path>
        <draw:path draw:style-name="gr7" draw:text-style-name="P4" draw:layer="layout" svg:width="0.402cm" svg:height="0.401cm" svg:x="16.697cm" svg:y="12.186cm" svg:viewBox="0 0 403 402" svg:d="M0 202c0-111 90-202 201-202 110 0 202 91 202 202 0 110-92 200-202 200-111 0-201-90-201-200z">
          <text:p/>
        </draw:path>
        <draw:path draw:style-name="gr8" draw:text-style-name="P1" draw:layer="layout" svg:width="0.402cm" svg:height="0.401cm" svg:x="16.697cm" svg:y="12.186cm" svg:viewBox="0 0 403 402" svg:d="M0 202c0-111 90-202 201-202 110 0 202 91 202 202 0 110-92 200-202 200-111 0-201-90-201-200z">
          <text:p/>
        </draw:path>
        <draw:path draw:style-name="gr3" draw:text-style-name="P2" draw:layer="layout" svg:width="0.402cm" svg:height="0.402cm" svg:x="5.877cm" svg:y="8.272cm" svg:viewBox="0 0 403 403" svg:d="M0 201c0-111 91-201 201-201 111 0 202 90 202 201 0 110-91 202-202 202-110 0-201-92-201-202z">
          <text:p/>
        </draw:path>
        <draw:path draw:style-name="gr4" draw:text-style-name="P1" draw:layer="layout" svg:width="0.402cm" svg:height="0.402cm" svg:x="5.877cm" svg:y="8.272cm" svg:viewBox="0 0 403 403" svg:d="M0 201c0-111 91-201 201-201 111 0 202 90 202 201 0 110-91 202-202 202-110 0-201-92-201-202z">
          <text:p/>
        </draw:path>
        <draw:path draw:style-name="gr5" draw:text-style-name="P3" draw:layer="layout" svg:width="0.402cm" svg:height="0.402cm" svg:x="11.287cm" svg:y="7.812cm" svg:viewBox="0 0 403 403" svg:d="M0 202c0-110 91-202 202-202 110 0 201 92 201 202 0 111-91 201-201 201-111 0-202-90-202-201z">
          <text:p/>
        </draw:path>
        <draw:path draw:style-name="gr6" draw:text-style-name="P1" draw:layer="layout" svg:width="0.402cm" svg:height="0.402cm" svg:x="11.287cm" svg:y="7.812cm" svg:viewBox="0 0 403 403" svg:d="M0 202c0-110 91-202 202-202 110 0 201 92 201 202 0 111-91 201-201 201-111 0-202-90-202-201z">
          <text:p/>
        </draw:path>
        <draw:path draw:style-name="gr7" draw:text-style-name="P4" draw:layer="layout" svg:width="0.402cm" svg:height="0.401cm" svg:x="16.697cm" svg:y="8.533cm" svg:viewBox="0 0 403 402" svg:d="M0 202c0-111 90-202 201-202 110 0 202 91 202 202 0 110-92 200-202 200-111 0-201-90-201-200z">
          <text:p/>
        </draw:path>
        <draw:path draw:style-name="gr8" draw:text-style-name="P1" draw:layer="layout" svg:width="0.402cm" svg:height="0.401cm" svg:x="16.697cm" svg:y="8.533cm" svg:viewBox="0 0 403 402" svg:d="M0 202c0-111 90-202 201-202 110 0 202 91 202 202 0 110-92 200-202 200-111 0-201-90-201-200z">
          <text:p/>
        </draw:path>
        <draw:path draw:style-name="gr3" draw:text-style-name="P2" draw:layer="layout" svg:width="0.402cm" svg:height="0.402cm" svg:x="5.877cm" svg:y="2.954cm" svg:viewBox="0 0 403 403" svg:d="M0 202c0-110 91-202 201-202 111 0 202 92 202 202 0 111-91 201-202 201-110 0-201-90-201-201z">
          <text:p/>
        </draw:path>
        <draw:path draw:style-name="gr4" draw:text-style-name="P1" draw:layer="layout" svg:width="0.402cm" svg:height="0.402cm" svg:x="5.877cm" svg:y="2.954cm" svg:viewBox="0 0 403 403" svg:d="M0 202c0-110 91-202 201-202 111 0 202 92 202 202 0 111-91 201-202 201-110 0-201-90-201-201z">
          <text:p/>
        </draw:path>
        <draw:path draw:style-name="gr5" draw:text-style-name="P3" draw:layer="layout" svg:width="0.402cm" svg:height="0.401cm" svg:x="11.287cm" svg:y="8.67cm" svg:viewBox="0 0 403 402" svg:d="M0 200c0-110 91-200 202-200 110 0 201 90 201 200 0 111-91 202-201 202-111 0-202-91-202-202z">
          <text:p/>
        </draw:path>
        <draw:path draw:style-name="gr6" draw:text-style-name="P1" draw:layer="layout" svg:width="0.402cm" svg:height="0.401cm" svg:x="11.287cm" svg:y="8.67cm" svg:viewBox="0 0 403 402" svg:d="M0 200c0-110 91-200 202-200 110 0 201 90 201 200 0 111-91 202-201 202-111 0-202-91-202-202z">
          <text:p/>
        </draw:path>
        <draw:path draw:style-name="gr7" draw:text-style-name="P4" draw:layer="layout" svg:width="0.402cm" svg:height="0.401cm" svg:x="16.697cm" svg:y="6.657cm" svg:viewBox="0 0 403 402" svg:d="M0 200c0-110 90-200 201-200 110 0 202 90 202 200 0 111-92 202-202 202-111 0-201-91-201-202z">
          <text:p/>
        </draw:path>
        <draw:path draw:style-name="gr8" draw:text-style-name="P1" draw:layer="layout" svg:width="0.402cm" svg:height="0.401cm" svg:x="16.697cm" svg:y="6.657cm" svg:viewBox="0 0 403 402" svg:d="M0 200c0-110 90-200 201-200 110 0 202 90 202 200 0 111-92 202-202 202-111 0-201-91-201-202z">
          <text:p/>
        </draw:path>
        <draw:path draw:style-name="gr3" draw:text-style-name="P2" draw:layer="layout" svg:width="0.402cm" svg:height="0.401cm" svg:x="5.877cm" svg:y="7.887cm" svg:viewBox="0 0 403 402" svg:d="M0 201c0-111 91-201 201-201 111 0 202 90 202 201 0 110-91 201-202 201-110 0-201-91-201-201z">
          <text:p/>
        </draw:path>
        <draw:path draw:style-name="gr4" draw:text-style-name="P1" draw:layer="layout" svg:width="0.402cm" svg:height="0.401cm" svg:x="5.877cm" svg:y="7.887cm" svg:viewBox="0 0 403 402" svg:d="M0 201c0-111 91-201 201-201 111 0 202 90 202 201 0 110-91 201-202 201-110 0-201-91-201-201z">
          <text:p/>
        </draw:path>
        <draw:path draw:style-name="gr5" draw:text-style-name="P3" draw:layer="layout" svg:width="0.402cm" svg:height="0.401cm" svg:x="11.287cm" svg:y="8.831cm" svg:viewBox="0 0 403 402" svg:d="M0 202c0-111 91-202 202-202 110 0 201 91 201 202 0 110-91 200-201 200-111 0-202-90-202-200z">
          <text:p/>
        </draw:path>
        <draw:path draw:style-name="gr6" draw:text-style-name="P1" draw:layer="layout" svg:width="0.402cm" svg:height="0.401cm" svg:x="11.287cm" svg:y="8.831cm" svg:viewBox="0 0 403 402" svg:d="M0 202c0-111 91-202 202-202 110 0 201 91 201 202 0 110-91 200-201 200-111 0-202-90-202-200z">
          <text:p/>
        </draw:path>
        <draw:path draw:style-name="gr7" draw:text-style-name="P4" draw:layer="layout" svg:width="0.402cm" svg:height="0.401cm" svg:x="16.697cm" svg:y="9.266cm" svg:viewBox="0 0 403 402" svg:d="M0 202c0-112 90-202 201-202 110 0 202 90 202 202 0 110-92 200-202 200-111 0-201-90-201-200z">
          <text:p/>
        </draw:path>
        <draw:path draw:style-name="gr8" draw:text-style-name="P1" draw:layer="layout" svg:width="0.402cm" svg:height="0.401cm" svg:x="16.697cm" svg:y="9.266cm" svg:viewBox="0 0 403 402" svg:d="M0 202c0-112 90-202 201-202 110 0 202 90 202 202 0 110-92 200-202 200-111 0-201-90-201-200z">
          <text:p/>
        </draw:path>
        <draw:path draw:style-name="gr3" draw:text-style-name="P2" draw:layer="layout" svg:width="0.402cm" svg:height="0.401cm" svg:x="5.877cm" svg:y="9.465cm" svg:viewBox="0 0 403 402" svg:d="M0 201c0-111 91-201 201-201 111 0 202 90 202 201 0 110-91 201-202 201-110 0-201-91-201-201z">
          <text:p/>
        </draw:path>
        <draw:path draw:style-name="gr4" draw:text-style-name="P1" draw:layer="layout" svg:width="0.402cm" svg:height="0.401cm" svg:x="5.877cm" svg:y="9.465cm" svg:viewBox="0 0 403 402" svg:d="M0 201c0-111 91-201 201-201 111 0 202 90 202 201 0 110-91 201-202 201-110 0-201-91-201-201z">
          <text:p/>
        </draw:path>
        <draw:path draw:style-name="gr5" draw:text-style-name="P3" draw:layer="layout" svg:width="0.402cm" svg:height="0.401cm" svg:x="11.287cm" svg:y="6.781cm" svg:viewBox="0 0 403 402" svg:d="M0 201c0-110 91-201 202-201 110 0 201 91 201 201 0 111-91 201-201 201-111 0-202-90-202-201z">
          <text:p/>
        </draw:path>
        <draw:path draw:style-name="gr6" draw:text-style-name="P1" draw:layer="layout" svg:width="0.402cm" svg:height="0.401cm" svg:x="11.287cm" svg:y="6.781cm" svg:viewBox="0 0 403 402" svg:d="M0 201c0-110 91-201 202-201 110 0 201 91 201 201 0 111-91 201-201 201-111 0-202-90-202-201z">
          <text:p/>
        </draw:path>
        <draw:path draw:style-name="gr7" draw:text-style-name="P4" draw:layer="layout" svg:width="0.402cm" svg:height="0.402cm" svg:x="16.697cm" svg:y="7.787cm" svg:viewBox="0 0 403 403" svg:d="M0 202c0-110 90-202 201-202 110 0 202 92 202 202 0 111-92 201-202 201-111 0-201-90-201-201z">
          <text:p/>
        </draw:path>
        <draw:path draw:style-name="gr8" draw:text-style-name="P1" draw:layer="layout" svg:width="0.402cm" svg:height="0.402cm" svg:x="16.697cm" svg:y="7.787cm" svg:viewBox="0 0 403 403" svg:d="M0 202c0-110 90-202 201-202 110 0 202 92 202 202 0 111-92 201-202 201-111 0-201-90-201-201z">
          <text:p/>
        </draw:path>
        <draw:path draw:style-name="gr3" draw:text-style-name="P2" draw:layer="layout" svg:width="0.402cm" svg:height="0.401cm" svg:x="5.877cm" svg:y="3.874cm" svg:viewBox="0 0 403 402" svg:d="M0 200c0-110 91-200 201-200 111 0 202 90 202 200 0 111-91 202-202 202-110 0-201-91-201-202z">
          <text:p/>
        </draw:path>
        <draw:path draw:style-name="gr4" draw:text-style-name="P1" draw:layer="layout" svg:width="0.402cm" svg:height="0.401cm" svg:x="5.877cm" svg:y="3.874cm" svg:viewBox="0 0 403 402" svg:d="M0 200c0-110 91-200 201-200 111 0 202 90 202 200 0 111-91 202-202 202-110 0-201-91-201-202z">
          <text:p/>
        </draw:path>
        <draw:path draw:style-name="gr5" draw:text-style-name="P3" draw:layer="layout" svg:width="0.402cm" svg:height="0.402cm" svg:x="11.287cm" svg:y="6.259cm" svg:viewBox="0 0 403 403" svg:d="M0 201c0-111 91-201 202-201 110 0 201 90 201 201 0 110-91 202-201 202-111 0-202-92-202-202z">
          <text:p/>
        </draw:path>
        <draw:path draw:style-name="gr6" draw:text-style-name="P1" draw:layer="layout" svg:width="0.402cm" svg:height="0.402cm" svg:x="11.287cm" svg:y="6.259cm" svg:viewBox="0 0 403 403" svg:d="M0 201c0-111 91-201 202-201 110 0 201 90 201 201 0 110-91 202-201 202-111 0-202-92-202-202z">
          <text:p/>
        </draw:path>
        <draw:path draw:style-name="gr7" draw:text-style-name="P4" draw:layer="layout" svg:width="0.402cm" svg:height="0.402cm" svg:x="16.697cm" svg:y="7.303cm" svg:viewBox="0 0 403 403" svg:d="M0 202c0-112 90-202 201-202 110 0 202 90 202 202 0 110-92 201-202 201-111 0-201-91-201-201z">
          <text:p/>
        </draw:path>
        <draw:path draw:style-name="gr8" draw:text-style-name="P1" draw:layer="layout" svg:width="0.402cm" svg:height="0.402cm" svg:x="16.697cm" svg:y="7.303cm" svg:viewBox="0 0 403 403" svg:d="M0 202c0-112 90-202 201-202 110 0 202 90 202 202 0 110-92 201-202 201-111 0-201-91-201-201z">
          <text:p/>
        </draw:path>
        <draw:path draw:style-name="gr3" draw:text-style-name="P2" draw:layer="layout" svg:width="0.402cm" svg:height="0.401cm" svg:x="5.877cm" svg:y="8.993cm" svg:viewBox="0 0 403 402" svg:d="M0 201c0-110 91-201 201-201 111 0 202 91 202 201 0 111-91 201-202 201-110 0-201-90-201-201z">
          <text:p/>
        </draw:path>
        <draw:path draw:style-name="gr4" draw:text-style-name="P1" draw:layer="layout" svg:width="0.402cm" svg:height="0.401cm" svg:x="5.877cm" svg:y="8.993cm" svg:viewBox="0 0 403 402" svg:d="M0 201c0-110 91-201 201-201 111 0 202 91 202 201 0 111-91 201-202 201-110 0-201-90-201-201z">
          <text:p/>
        </draw:path>
        <draw:path draw:style-name="gr5" draw:text-style-name="P3" draw:layer="layout" svg:width="0.402cm" svg:height="0.401cm" svg:x="11.287cm" svg:y="8.831cm" svg:viewBox="0 0 403 402" svg:d="M0 202c0-111 91-202 202-202 110 0 201 91 201 202 0 110-91 200-201 200-111 0-202-90-202-200z">
          <text:p/>
        </draw:path>
        <draw:path draw:style-name="gr6" draw:text-style-name="P1" draw:layer="layout" svg:width="0.402cm" svg:height="0.401cm" svg:x="11.287cm" svg:y="8.831cm" svg:viewBox="0 0 403 402" svg:d="M0 202c0-111 91-202 202-202 110 0 201 91 201 202 0 110-91 200-201 200-111 0-202-90-202-200z">
          <text:p/>
        </draw:path>
        <draw:path draw:style-name="gr7" draw:text-style-name="P4" draw:layer="layout" svg:width="0.402cm" svg:height="0.402cm" svg:x="16.697cm" svg:y="10.769cm" svg:viewBox="0 0 403 403" svg:d="M0 201c0-110 90-201 201-201 110 0 202 91 202 201 0 112-92 202-202 202-111 0-201-90-201-202z">
          <text:p/>
        </draw:path>
        <draw:path draw:style-name="gr8" draw:text-style-name="P1" draw:layer="layout" svg:width="0.402cm" svg:height="0.402cm" svg:x="16.697cm" svg:y="10.769cm" svg:viewBox="0 0 403 403" svg:d="M0 201c0-110 90-201 201-201 110 0 202 91 202 201 0 112-92 202-202 202-111 0-201-90-201-202z">
          <text:p/>
        </draw:path>
        <draw:path draw:style-name="gr3" draw:text-style-name="P2" draw:layer="layout" svg:width="0.402cm" svg:height="0.401cm" svg:x="5.877cm" svg:y="7.067cm" svg:viewBox="0 0 403 402" svg:d="M0 200c0-110 91-200 201-200 111 0 202 90 202 200 0 111-91 202-202 202-110 0-201-91-201-202z">
          <text:p/>
        </draw:path>
        <draw:path draw:style-name="gr4" draw:text-style-name="P1" draw:layer="layout" svg:width="0.402cm" svg:height="0.401cm" svg:x="5.877cm" svg:y="7.067cm" svg:viewBox="0 0 403 402" svg:d="M0 200c0-110 91-200 201-200 111 0 202 90 202 200 0 111-91 202-202 202-110 0-201-91-201-202z">
          <text:p/>
        </draw:path>
        <draw:path draw:style-name="gr5" draw:text-style-name="P3" draw:layer="layout" svg:width="0.402cm" svg:height="0.401cm" svg:x="11.287cm" svg:y="7.937cm" svg:viewBox="0 0 403 402" svg:d="M0 200c0-110 91-200 202-200 110 0 201 90 201 200 0 112-91 202-201 202-111 0-202-90-202-202z">
          <text:p/>
        </draw:path>
        <draw:path draw:style-name="gr6" draw:text-style-name="P1" draw:layer="layout" svg:width="0.402cm" svg:height="0.401cm" svg:x="11.287cm" svg:y="7.937cm" svg:viewBox="0 0 403 402" svg:d="M0 200c0-110 91-200 202-200 110 0 201 90 201 200 0 112-91 202-201 202-111 0-202-90-202-202z">
          <text:p/>
        </draw:path>
        <draw:path draw:style-name="gr7" draw:text-style-name="P4" draw:layer="layout" svg:width="0.402cm" svg:height="0.402cm" svg:x="16.697cm" svg:y="5.178cm" svg:viewBox="0 0 403 403" svg:d="M0 201c0-110 90-201 201-201 110 0 202 91 202 201 0 111-92 202-202 202-111 0-201-91-201-202z">
          <text:p/>
        </draw:path>
        <draw:path draw:style-name="gr8" draw:text-style-name="P1" draw:layer="layout" svg:width="0.402cm" svg:height="0.402cm" svg:x="16.697cm" svg:y="5.178cm" svg:viewBox="0 0 403 403" svg:d="M0 201c0-110 90-201 201-201 110 0 202 91 202 201 0 111-92 202-202 202-111 0-201-91-201-202z">
          <text:p/>
        </draw:path>
        <draw:path draw:style-name="gr3" draw:text-style-name="P2" draw:layer="layout" svg:width="0.402cm" svg:height="0.401cm" svg:x="5.877cm" svg:y="4.967cm" svg:viewBox="0 0 403 402" svg:d="M0 202c0-110 91-202 201-202 111 0 202 92 202 202s-91 200-202 200c-110 0-201-90-201-200z">
          <text:p/>
        </draw:path>
        <draw:path draw:style-name="gr4" draw:text-style-name="P1" draw:layer="layout" svg:width="0.402cm" svg:height="0.401cm" svg:x="5.877cm" svg:y="4.967cm" svg:viewBox="0 0 403 402" svg:d="M0 202c0-110 91-202 201-202 111 0 202 92 202 202s-91 200-202 200c-110 0-201-90-201-200z">
          <text:p/>
        </draw:path>
        <draw:path draw:style-name="gr5" draw:text-style-name="P3" draw:layer="layout" svg:width="0.402cm" svg:height="0.401cm" svg:x="11.287cm" svg:y="5.812cm" svg:viewBox="0 0 403 402" svg:d="M0 202c0-111 91-202 202-202 110 0 201 91 201 202 0 110-91 200-201 200-111 0-202-90-202-200z">
          <text:p/>
        </draw:path>
        <draw:path draw:style-name="gr6" draw:text-style-name="P1" draw:layer="layout" svg:width="0.402cm" svg:height="0.401cm" svg:x="11.287cm" svg:y="5.812cm" svg:viewBox="0 0 403 402" svg:d="M0 202c0-111 91-202 202-202 110 0 201 91 201 202 0 110-91 200-201 200-111 0-202-90-202-200z">
          <text:p/>
        </draw:path>
        <draw:path draw:style-name="gr7" draw:text-style-name="P4" draw:layer="layout" svg:width="0.402cm" svg:height="0.402cm" svg:x="16.697cm" svg:y="7.29cm" svg:viewBox="0 0 403 403" svg:d="M0 202c0-111 90-202 201-202 110 0 202 91 202 202s-92 201-202 201c-111 0-201-90-201-201z">
          <text:p/>
        </draw:path>
        <draw:path draw:style-name="gr8" draw:text-style-name="P1" draw:layer="layout" svg:width="0.402cm" svg:height="0.402cm" svg:x="16.697cm" svg:y="7.29cm" svg:viewBox="0 0 403 403" svg:d="M0 202c0-111 90-202 201-202 110 0 202 91 202 202s-92 201-202 201c-111 0-201-90-201-201z">
          <text:p/>
        </draw:path>
        <draw:path draw:style-name="gr3" draw:text-style-name="P2" draw:layer="layout" svg:width="0.402cm" svg:height="0.401cm" svg:x="5.877cm" svg:y="9.204cm" svg:viewBox="0 0 403 402" svg:d="M0 201c0-111 91-201 201-201 111 0 202 90 202 201s-91 201-202 201c-110 0-201-90-201-201z">
          <text:p/>
        </draw:path>
        <draw:path draw:style-name="gr4" draw:text-style-name="P1" draw:layer="layout" svg:width="0.402cm" svg:height="0.401cm" svg:x="5.877cm" svg:y="9.204cm" svg:viewBox="0 0 403 402" svg:d="M0 201c0-111 91-201 201-201 111 0 202 90 202 201s-91 201-202 201c-110 0-201-90-201-201z">
          <text:p/>
        </draw:path>
        <draw:path draw:style-name="gr5" draw:text-style-name="P3" draw:layer="layout" svg:width="0.402cm" svg:height="0.402cm" svg:x="11.287cm" svg:y="9.067cm" svg:viewBox="0 0 403 403" svg:d="M0 201c0-110 91-201 202-201 110 0 201 91 201 201s-91 202-201 202c-111 0-202-92-202-202z">
          <text:p/>
        </draw:path>
        <draw:path draw:style-name="gr6" draw:text-style-name="P1" draw:layer="layout" svg:width="0.402cm" svg:height="0.402cm" svg:x="11.287cm" svg:y="9.067cm" svg:viewBox="0 0 403 403" svg:d="M0 201c0-110 91-201 202-201 110 0 201 91 201 201s-91 202-201 202c-111 0-202-92-202-202z">
          <text:p/>
        </draw:path>
        <draw:path draw:style-name="gr7" draw:text-style-name="P4" draw:layer="layout" svg:width="0.402cm" svg:height="0.401cm" svg:x="16.697cm" svg:y="9.9cm" svg:viewBox="0 0 403 402" svg:d="M0 200c0-110 90-200 201-200 110 0 202 90 202 200 0 111-92 202-202 202-111 0-201-91-201-202z">
          <text:p/>
        </draw:path>
        <draw:path draw:style-name="gr8" draw:text-style-name="P1" draw:layer="layout" svg:width="0.402cm" svg:height="0.401cm" svg:x="16.697cm" svg:y="9.9cm" svg:viewBox="0 0 403 402" svg:d="M0 200c0-110 90-200 201-200 110 0 202 90 202 200 0 111-92 202-202 202-111 0-201-91-201-202z">
          <text:p/>
        </draw:path>
        <draw:path draw:style-name="gr3" draw:text-style-name="P2" draw:layer="layout" svg:width="0.402cm" svg:height="0.402cm" svg:x="5.877cm" svg:y="8.135cm" svg:viewBox="0 0 403 403" svg:d="M0 202c0-110 91-202 201-202 111 0 202 92 202 202s-91 201-202 201c-110 0-201-91-201-201z">
          <text:p/>
        </draw:path>
        <draw:path draw:style-name="gr4" draw:text-style-name="P1" draw:layer="layout" svg:width="0.402cm" svg:height="0.402cm" svg:x="5.877cm" svg:y="8.135cm" svg:viewBox="0 0 403 403" svg:d="M0 202c0-110 91-202 201-202 111 0 202 92 202 202s-91 201-202 201c-110 0-201-91-201-201z">
          <text:p/>
        </draw:path>
        <draw:path draw:style-name="gr5" draw:text-style-name="P3" draw:layer="layout" svg:width="0.402cm" svg:height="0.401cm" svg:x="11.287cm" svg:y="8.086cm" svg:viewBox="0 0 403 402" svg:d="M0 201c0-111 91-201 202-201 110 0 201 90 201 201s-91 201-201 201c-111 0-202-90-202-201z">
          <text:p/>
        </draw:path>
        <draw:path draw:style-name="gr6" draw:text-style-name="P1" draw:layer="layout" svg:width="0.402cm" svg:height="0.401cm" svg:x="11.287cm" svg:y="8.086cm" svg:viewBox="0 0 403 402" svg:d="M0 201c0-111 91-201 202-201 110 0 201 90 201 201s-91 201-201 201c-111 0-202-90-202-201z">
          <text:p/>
        </draw:path>
        <draw:path draw:style-name="gr7" draw:text-style-name="P4" draw:layer="layout" svg:width="0.402cm" svg:height="0.401cm" svg:x="16.697cm" svg:y="9.875cm" svg:viewBox="0 0 403 402" svg:d="M0 201c0-111 90-201 201-201 110 0 202 90 202 201 0 110-92 201-202 201-111 0-201-91-201-201z">
          <text:p/>
        </draw:path>
        <draw:path draw:style-name="gr8" draw:text-style-name="P1" draw:layer="layout" svg:width="0.402cm" svg:height="0.401cm" svg:x="16.697cm" svg:y="9.875cm" svg:viewBox="0 0 403 402" svg:d="M0 201c0-111 90-201 201-201 110 0 202 90 202 201 0 110-92 201-202 201-111 0-201-91-201-201z">
          <text:p/>
        </draw:path>
        <draw:path draw:style-name="gr3" draw:text-style-name="P2" draw:layer="layout" svg:width="0.402cm" svg:height="0.401cm" svg:x="5.877cm" svg:y="2.942cm" svg:viewBox="0 0 403 402" svg:d="M0 202c0-111 91-202 201-202 111 0 202 91 202 202 0 110-91 200-202 200-110 0-201-90-201-200z">
          <text:p/>
        </draw:path>
        <draw:path draw:style-name="gr4" draw:text-style-name="P1" draw:layer="layout" svg:width="0.402cm" svg:height="0.401cm" svg:x="5.877cm" svg:y="2.942cm" svg:viewBox="0 0 403 402" svg:d="M0 202c0-111 91-202 201-202 111 0 202 91 202 202 0 110-91 200-202 200-110 0-201-90-201-200z">
          <text:p/>
        </draw:path>
        <draw:path draw:style-name="gr5" draw:text-style-name="P3" draw:layer="layout" svg:width="0.402cm" svg:height="0.401cm" svg:x="11.287cm" svg:y="7.353cm" svg:viewBox="0 0 403 402" svg:d="M0 202c0-111 91-202 202-202 110 0 201 91 201 202 0 110-91 200-201 200-111 0-202-90-202-200z">
          <text:p/>
        </draw:path>
        <draw:path draw:style-name="gr6" draw:text-style-name="P1" draw:layer="layout" svg:width="0.402cm" svg:height="0.401cm" svg:x="11.287cm" svg:y="7.353cm" svg:viewBox="0 0 403 402" svg:d="M0 202c0-111 91-202 202-202 110 0 201 91 201 202 0 110-91 200-201 200-111 0-202-90-202-200z">
          <text:p/>
        </draw:path>
        <draw:path draw:style-name="gr7" draw:text-style-name="P4" draw:layer="layout" svg:width="0.402cm" svg:height="0.402cm" svg:x="16.697cm" svg:y="9.39cm" svg:viewBox="0 0 403 403" svg:d="M0 202c0-111 90-202 201-202 110 0 202 91 202 202 0 110-92 201-202 201-111 0-201-91-201-201z">
          <text:p/>
        </draw:path>
        <draw:path draw:style-name="gr8" draw:text-style-name="P1" draw:layer="layout" svg:width="0.402cm" svg:height="0.402cm" svg:x="16.697cm" svg:y="9.39cm" svg:viewBox="0 0 403 403" svg:d="M0 202c0-111 90-202 201-202 110 0 202 91 202 202 0 110-92 201-202 201-111 0-201-91-201-201z">
          <text:p/>
        </draw:path>
        <draw:path draw:style-name="gr3" draw:text-style-name="P2" draw:layer="layout" svg:width="0.402cm" svg:height="0.401cm" svg:x="5.877cm" svg:y="5.452cm" svg:viewBox="0 0 403 402" svg:d="M0 200c0-110 91-200 201-200 111 0 202 90 202 200 0 111-91 202-202 202-110 0-201-91-201-202z">
          <text:p/>
        </draw:path>
        <draw:path draw:style-name="gr4" draw:text-style-name="P1" draw:layer="layout" svg:width="0.402cm" svg:height="0.401cm" svg:x="5.877cm" svg:y="5.452cm" svg:viewBox="0 0 403 402" svg:d="M0 200c0-110 91-200 201-200 111 0 202 90 202 200 0 111-91 202-202 202-110 0-201-91-201-202z">
          <text:p/>
        </draw:path>
        <draw:path draw:style-name="gr5" draw:text-style-name="P3" draw:layer="layout" svg:width="0.402cm" svg:height="0.401cm" svg:x="11.287cm" svg:y="5.713cm" svg:viewBox="0 0 403 402" svg:d="M0 201c0-111 91-201 202-201 110 0 201 90 201 201s-91 201-201 201c-111 0-202-90-202-201z">
          <text:p/>
        </draw:path>
        <draw:path draw:style-name="gr6" draw:text-style-name="P1" draw:layer="layout" svg:width="0.402cm" svg:height="0.401cm" svg:x="11.287cm" svg:y="5.713cm" svg:viewBox="0 0 403 402" svg:d="M0 201c0-111 91-201 202-201 110 0 201 90 201 201s-91 201-201 201c-111 0-202-90-202-201z">
          <text:p/>
        </draw:path>
        <draw:path draw:style-name="gr7" draw:text-style-name="P4" draw:layer="layout" svg:width="0.402cm" svg:height="0.401cm" svg:x="16.697cm" svg:y="7.738cm" svg:viewBox="0 0 403 402" svg:d="M0 201c0-110 90-201 201-201 110 0 202 91 202 201 0 111-92 201-202 201-111 0-201-90-201-201z">
          <text:p/>
        </draw:path>
        <draw:path draw:style-name="gr8" draw:text-style-name="P1" draw:layer="layout" svg:width="0.402cm" svg:height="0.401cm" svg:x="16.697cm" svg:y="7.738cm" svg:viewBox="0 0 403 402" svg:d="M0 201c0-110 90-201 201-201 110 0 202 91 202 201 0 111-92 201-202 201-111 0-201-90-201-201z">
          <text:p/>
        </draw:path>
        <draw:path draw:style-name="gr3" draw:text-style-name="P2" draw:layer="layout" svg:width="0.402cm" svg:height="0.401cm" svg:x="5.877cm" svg:y="3.7cm" svg:viewBox="0 0 403 402" svg:d="M0 202c0-112 91-202 201-202 111 0 202 90 202 202 0 110-91 200-202 200-110 0-201-90-201-200z">
          <text:p/>
        </draw:path>
        <draw:path draw:style-name="gr4" draw:text-style-name="P1" draw:layer="layout" svg:width="0.402cm" svg:height="0.401cm" svg:x="5.877cm" svg:y="3.7cm" svg:viewBox="0 0 403 402" svg:d="M0 202c0-112 91-202 201-202 111 0 202 90 202 202 0 110-91 200-202 200-110 0-201-90-201-200z">
          <text:p/>
        </draw:path>
        <draw:path draw:style-name="gr5" draw:text-style-name="P3" draw:layer="layout" svg:width="0.402cm" svg:height="0.402cm" svg:x="11.287cm" svg:y="6.756cm" svg:viewBox="0 0 403 403" svg:d="M0 201c0-110 91-201 202-201 110 0 201 91 201 201 0 111-91 202-201 202-111 0-202-91-202-202z">
          <text:p/>
        </draw:path>
        <draw:path draw:style-name="gr6" draw:text-style-name="P1" draw:layer="layout" svg:width="0.402cm" svg:height="0.402cm" svg:x="11.287cm" svg:y="6.756cm" svg:viewBox="0 0 403 403" svg:d="M0 201c0-110 91-201 202-201 110 0 201 91 201 201 0 111-91 202-201 202-111 0-202-91-202-202z">
          <text:p/>
        </draw:path>
        <draw:path draw:style-name="gr7" draw:text-style-name="P4" draw:layer="layout" svg:width="0.402cm" svg:height="0.401cm" svg:x="16.697cm" svg:y="5.228cm" svg:viewBox="0 0 403 402" svg:d="M0 202c0-112 90-202 201-202 110 0 202 90 202 202 0 110-92 200-202 200-111 0-201-90-201-200z">
          <text:p/>
        </draw:path>
        <draw:path draw:style-name="gr8" draw:text-style-name="P1" draw:layer="layout" svg:width="0.402cm" svg:height="0.401cm" svg:x="16.697cm" svg:y="5.228cm" svg:viewBox="0 0 403 402" svg:d="M0 202c0-112 90-202 201-202 110 0 202 90 202 202 0 110-92 200-202 200-111 0-201-90-201-200z">
          <text:p/>
        </draw:path>
        <draw:path draw:style-name="gr3" draw:text-style-name="P2" draw:layer="layout" svg:width="0.402cm" svg:height="0.401cm" svg:x="5.877cm" svg:y="6.297cm" svg:viewBox="0 0 403 402" svg:d="M0 200c0-110 91-200 201-200 111 0 202 90 202 200 0 111-91 202-202 202-110 0-201-91-201-202z">
          <text:p/>
        </draw:path>
        <draw:path draw:style-name="gr4" draw:text-style-name="P1" draw:layer="layout" svg:width="0.402cm" svg:height="0.401cm" svg:x="5.877cm" svg:y="6.297cm" svg:viewBox="0 0 403 402" svg:d="M0 200c0-110 91-200 201-200 111 0 202 90 202 200 0 111-91 202-202 202-110 0-201-91-201-202z">
          <text:p/>
        </draw:path>
        <draw:path draw:style-name="gr5" draw:text-style-name="P3" draw:layer="layout" svg:width="0.402cm" svg:height="0.401cm" svg:x="11.287cm" svg:y="7.651cm" svg:viewBox="0 0 403 402" svg:d="M0 202c0-112 91-202 202-202 110 0 201 90 201 202 0 110-91 200-201 200-111 0-202-90-202-200z">
          <text:p/>
        </draw:path>
        <draw:path draw:style-name="gr6" draw:text-style-name="P1" draw:layer="layout" svg:width="0.402cm" svg:height="0.401cm" svg:x="11.287cm" svg:y="7.651cm" svg:viewBox="0 0 403 402" svg:d="M0 202c0-112 91-202 202-202 110 0 201 90 201 202 0 110-91 200-201 200-111 0-202-90-202-200z">
          <text:p/>
        </draw:path>
        <draw:path draw:style-name="gr7" draw:text-style-name="P4" draw:layer="layout" svg:width="0.402cm" svg:height="0.401cm" svg:x="16.697cm" svg:y="9.055cm" svg:viewBox="0 0 403 402" svg:d="M0 200c0-110 90-200 201-200 110 0 202 90 202 200 0 111-92 202-202 202-111 0-201-91-201-202z">
          <text:p/>
        </draw:path>
        <draw:path draw:style-name="gr8" draw:text-style-name="P1" draw:layer="layout" svg:width="0.402cm" svg:height="0.401cm" svg:x="16.697cm" svg:y="9.055cm" svg:viewBox="0 0 403 402" svg:d="M0 200c0-110 90-200 201-200 110 0 202 90 202 200 0 111-92 202-202 202-111 0-201-91-201-202z">
          <text:p/>
        </draw:path>
        <draw:path draw:style-name="gr3" draw:text-style-name="P2" draw:layer="layout" svg:width="0.402cm" svg:height="0.401cm" svg:x="5.877cm" svg:y="5.39cm" svg:viewBox="0 0 403 402" svg:d="M0 201c0-110 91-201 201-201 111 0 202 91 202 201 0 111-91 201-202 201-110 0-201-90-201-201z">
          <text:p/>
        </draw:path>
        <draw:path draw:style-name="gr4" draw:text-style-name="P1" draw:layer="layout" svg:width="0.402cm" svg:height="0.401cm" svg:x="5.877cm" svg:y="5.39cm" svg:viewBox="0 0 403 402" svg:d="M0 201c0-110 91-201 201-201 111 0 202 91 202 201 0 111-91 201-202 201-110 0-201-90-201-201z">
          <text:p/>
        </draw:path>
        <draw:path draw:style-name="gr5" draw:text-style-name="P3" draw:layer="layout" svg:width="0.402cm" svg:height="0.402cm" svg:x="11.287cm" svg:y="9.539cm" svg:viewBox="0 0 403 403" svg:d="M0 201c0-110 91-201 202-201 110 0 201 91 201 201 0 111-91 202-201 202-111 0-202-91-202-202z">
          <text:p/>
        </draw:path>
        <draw:path draw:style-name="gr6" draw:text-style-name="P1" draw:layer="layout" svg:width="0.402cm" svg:height="0.402cm" svg:x="11.287cm" svg:y="9.539cm" svg:viewBox="0 0 403 403" svg:d="M0 201c0-110 91-201 202-201 110 0 201 91 201 201 0 111-91 202-201 202-111 0-202-91-202-202z">
          <text:p/>
        </draw:path>
        <draw:path draw:style-name="gr7" draw:text-style-name="P4" draw:layer="layout" svg:width="0.402cm" svg:height="0.401cm" svg:x="16.697cm" svg:y="8.67cm" svg:viewBox="0 0 403 402" svg:d="M0 200c0-110 90-200 201-200 110 0 202 90 202 200 0 111-92 202-202 202-111 0-201-91-201-202z">
          <text:p/>
        </draw:path>
        <draw:path draw:style-name="gr8" draw:text-style-name="P1" draw:layer="layout" svg:width="0.402cm" svg:height="0.401cm" svg:x="16.697cm" svg:y="8.67cm" svg:viewBox="0 0 403 402" svg:d="M0 200c0-110 90-200 201-200 110 0 202 90 202 200 0 111-92 202-202 202-111 0-201-91-201-202z">
          <text:p/>
        </draw:path>
        <draw:line draw:style-name="gr9" draw:text-style-name="P1" draw:layer="layout" svg:x1="6.078cm" svg:y1="5.78cm" svg:x2="6.078cm" svg:y2="3.143cm">
          <text:p/>
        </draw:line>
        <draw:line draw:style-name="gr9" draw:text-style-name="P1" draw:layer="layout" svg:x1="6.078cm" svg:y1="9.162cm" svg:x2="6.078cm" svg:y2="10.721cm">
          <text:p/>
        </draw:line>
        <draw:polygon draw:style-name="gr10" draw:text-style-name="P5" draw:layer="layout" svg:width="1.082cm" svg:height="3.382cm" svg:x="5.537cm" svg:y="5.78cm" svg:viewBox="0 0 1083 3383" draw:points="0,0 0,3383 1083,3383 1083,0">
          <text:p/>
        </draw:polygon>
        <draw:line draw:style-name="gr11" draw:text-style-name="P1" draw:layer="layout" svg:x1="5.537cm" svg:y1="7.932cm" svg:x2="6.619cm" svg:y2="7.932cm">
          <text:p/>
        </draw:line>
        <draw:line draw:style-name="gr9" draw:text-style-name="P1" draw:layer="layout" svg:x1="11.488cm" svg:y1="7.047cm" svg:x2="11.488cm" svg:y2="5.603cm">
          <text:p/>
        </draw:line>
        <draw:line draw:style-name="gr9" draw:text-style-name="P1" draw:layer="layout" svg:x1="11.488cm" svg:y1="9.333cm" svg:x2="11.488cm" svg:y2="12.225cm">
          <text:p/>
        </draw:line>
        <draw:polygon draw:style-name="gr10" draw:text-style-name="P5" draw:layer="layout" svg:width="1.082cm" svg:height="2.286cm" svg:x="10.947cm" svg:y="7.047cm" svg:viewBox="0 0 1083 2287" draw:points="0,0 0,2287 1083,2287 1083,0">
          <text:p/>
        </draw:polygon>
        <draw:line draw:style-name="gr11" draw:text-style-name="P1" draw:layer="layout" svg:x1="10.947cm" svg:y1="8.075cm" svg:x2="12.029cm" svg:y2="8.075cm">
          <text:p/>
        </draw:line>
        <draw:line draw:style-name="gr9" draw:text-style-name="P1" draw:layer="layout" svg:x1="16.898cm" svg:y1="7.668cm" svg:x2="16.898cm" svg:y2="5.379cm">
          <text:p/>
        </draw:line>
        <draw:line draw:style-name="gr9" draw:text-style-name="P1" draw:layer="layout" svg:x1="16.898cm" svg:y1="10.094cm" svg:x2="16.898cm" svg:y2="12.387cm">
          <text:p/>
        </draw:line>
        <draw:polygon draw:style-name="gr10" draw:text-style-name="P5" draw:layer="layout" svg:width="1.082cm" svg:height="2.426cm" svg:x="16.357cm" svg:y="7.668cm" svg:viewBox="0 0 1083 2427" draw:points="0,0 0,2427 1083,2427 1083,0">
          <text:p/>
        </draw:polygon>
        <draw:line draw:style-name="gr11" draw:text-style-name="P1" draw:layer="layout" svg:x1="16.357cm" svg:y1="9.081cm" svg:x2="17.439cm" svg:y2="9.081cm">
          <text:p/>
        </draw:line>
        <draw:polygon draw:style-name="gr12" draw:text-style-name="P6" draw:layer="layout" svg:width="2.04cm" svg:height="7.578cm" svg:x="5.058cm" svg:y="3.143cm" svg:viewBox="0 0 2041 7579" draw:points="577,7579 571,7565 565,7550 559,7535 553,7520 547,7505 540,7491 534,7476 528,7461 522,7446 516,7431 509,7416 503,7402 497,7387 490,7372 484,7357 478,7342 471,7328 465,7313 459,7298 452,7283 446,7268 439,7253 433,7238 426,7224 420,7209 414,7194 407,7179 401,7164 394,7149 388,7135 382,7120 375,7105 369,7090 363,7075 356,7061 350,7046 344,7031 337,7016 331,7001 324,6986 318,6972 312,6957 306,6942 300,6927 294,6912 288,6897 281,6882 275,6868 269,6853 263,6838 258,6823 252,6808 246,6793 240,6779 235,6764 229,6749 223,6734 217,6719 212,6705 206,6690 201,6675 195,6660 190,6645 185,6631 179,6616 174,6601 169,6586 164,6571 159,6556 154,6541 149,6526 145,6512 140,6497 135,6482 130,6467 126,6452 122,6438 117,6423 113,6408 109,6393 105,6378 100,6363 97,6349 92,6334 88,6319 85,6304 81,6289 78,6275 74,6260 70,6245 67,6230 64,6215 61,6200 58,6185 55,6170 52,6156 49,6141 46,6126 43,6111 39,6096 37,6082 35,6067 32,6052 30,6037 28,6022 26,6007 24,5993 22,5978 20,5963 18,5948 17,5933 15,5919 13,5904 12,5889 11,5874 10,5859 8,5844 7,5829 6,5815 5,5800 5,5785 4,5770 3,5755 2,5740 2,5726 1,5711 1,5696 1,5681 1,5666 1,5652 0,5637 1,5622 1,5607 1,5592 1,5577 1,5563 2,5548 2,5533 3,5518 3,5503 4,5488 5,5473 6,5459 6,5444 7,5429 8,5414 9,5399 10,5384 12,5370 13,5355 14,5340 15,5325 17,5310 18,5296 19,5281 21,5266 23,5251 24,5236 26,5222 27,5207 29,5192 31,5177 33,5162 35,5147 37,5132 39,5117 42,5103 44,5088 46,5073 48,5058 50,5043 52,5029 54,5014 56,4999 59,4984 61,4969 63,4954 66,4940 68,4925 70,4910 73,4895 75,4880 78,4866 80,4851 82,4836 85,4821 87,4806 90,4791 92,4776 95,4761 98,4747 100,4732 103,4717 105,4702 108,4687 110,4673 113,4658 116,4643 118,4628 121,4613 123,4599 126,4584 129,4569 132,4554 134,4539 137,4524 139,4510 142,4495 145,4480 147,4465 150,4450 152,4435 155,4420 158,4406 160,4391 163,4376 165,4361 168,4346 171,4331 173,4317 176,4302 178,4287 181,4272 183,4257 186,4243 189,4228 191,4213 194,4198 196,4183 199,4168 201,4154 203,4139 206,4124 208,4109 211,4094 213,4079 216,4064 218,4050 221,4035 223,4020 225,4005 228,3990 230,3975 233,3961 235,3946 237,3931 240,3916 242,3901 244,3887 247,3872 249,3857 251,3842 254,3827 256,3813 258,3798 260,3783 263,3768 265,3753 267,3738 269,3723 272,3708 274,3694 276,3679 278,3664 280,3649 282,3634 285,3620 287,3605 289,3590 291,3575 293,3560 296,3545 298,3531 300,3516 302,3501 304,3486 306,3471 309,3457 311,3442 313,3427 315,3412 317,3397 319,3382 321,3367 323,3352 326,3338 328,3323 330,3308 332,3293 334,3278 336,3264 338,3249 340,3234 342,3219 345,3204 347,3190 349,3175 351,3160 353,3145 355,3130 357,3115 359,3101 362,3086 364,3071 366,3056 368,3041 370,3026 372,3011 374,2997 376,2982 378,2967 381,2952 383,2937 385,2922 387,2908 389,2893 391,2878 393,2863 395,2848 398,2834 400,2819 402,2804 404,2789 406,2774 408,2759 410,2745 412,2730 414,2715 417,2700 419,2685 421,2670 423,2655 425,2641 427,2626 429,2611 431,2596 433,2581 436,2567 438,2552 440,2537 442,2522 444,2507 446,2492 448,2478 450,2463 453,2448 455,2433 457,2418 459,2404 461,2389 463,2374 465,2359 467,2344 469,2329 471,2314 473,2299 475,2285 477,2270 479,2255 481,2240 483,2225 485,2211 487,2196 489,2181 491,2166 493,2151 495,2136 497,2122 498,2107 500,2092 502,2077 504,2062 506,2048 508,2033 509,2018 511,2003 513,1988 515,1973 516,1958 518,1943 520,1929 522,1914 523,1899 525,1884 527,1869 528,1855 530,1840 532,1825 533,1810 535,1795 536,1781 538,1766 539,1751 541,1736 542,1721 544,1706 545,1692 547,1677 548,1662 549,1647 551,1632 552,1617 553,1602 555,1588 556,1573 557,1558 559,1543 560,1528 561,1513 562,1499 564,1484 565,1469 566,1454 567,1439 568,1425 569,1410 571,1395 572,1380 573,1365 574,1350 575,1336 576,1321 577,1306 578,1291 579,1276 580,1261 581,1246 582,1232 583,1217 584,1202 585,1187 586,1172 587,1158 588,1143 589,1128 590,1113 591,1098 592,1083 593,1069 594,1054 595,1039 596,1024 597,1009 598,995 599,980 600,965 601,950 602,935 602,920 604,905 605,890 606,876 607,861 608,846 609,831 610,816 611,802 612,787 613,772 614,757 615,742 616,727 617,713 618,698 620,683 621,668 622,653 623,638 624,623 626,608 627,593 628,578 630,563 631,548 632,534 634,519 635,504 636,489 638,474 639,459 641,445 642,430 644,415 645,400 647,385 648,371 650,356 652,341 653,326 655,311 657,296 659,282 660,267 662,252 664,237 666,222 668,207 669,192 672,178 673,163 675,148 678,133 680,118 681,103 684,89 686,74 688,59 690,44 692,29 695,15 697,0 1346,0 1348,15 1350,29 1352,44 1355,59 1357,74 1359,89 1361,103 1363,118 1365,133 1367,148 1369,163 1371,178 1373,192 1375,207 1377,222 1379,237 1381,252 1382,267 1384,282 1386,296 1388,311 1389,326 1391,341 1393,356 1394,371 1396,385 1397,400 1399,415 1400,430 1402,445 1404,459 1405,474 1406,489 1408,504 1409,519 1411,534 1412,548 1413,563 1415,578 1416,593 1417,608 1418,623 1419,638 1421,653 1422,668 1423,683 1424,698 1425,713 1427,727 1428,742 1429,757 1430,772 1431,787 1432,802 1433,816 1434,831 1435,846 1436,861 1437,876 1438,890 1439,905 1440,920 1441,935 1442,950 1443,965 1444,980 1445,995 1446,1009 1447,1024 1448,1039 1449,1054 1450,1069 1451,1083 1452,1098 1453,1113 1454,1128 1454,1143 1455,1158 1457,1172 1458,1187 1458,1202 1459,1217 1460,1232 1461,1246 1463,1261 1464,1276 1465,1291 1466,1306 1467,1321 1468,1336 1469,1350 1470,1365 1471,1380 1472,1395 1473,1410 1475,1425 1476,1439 1477,1454 1478,1469 1479,1484 1480,1499 1482,1513 1483,1528 1484,1543 1485,1558 1487,1573 1488,1588 1489,1602 1490,1617 1492,1632 1493,1647 1495,1662 1496,1677 1497,1692 1499,1706 1500,1721 1502,1736 1503,1751 1505,1766 1507,1781 1508,1795 1509,1810 1511,1825 1513,1840 1514,1855 1516,1869 1518,1884 1519,1899 1521,1914 1523,1929 1524,1943 1526,1958 1528,1973 1530,1988 1531,2003 1533,2018 1535,2033 1537,2048 1539,2062 1541,2077 1542,2092 1544,2107 1546,2122 1548,2136 1550,2151 1552,2166 1554,2181 1556,2196 1558,2211 1560,2225 1562,2240 1563,2255 1566,2270 1568,2285 1570,2299 1572,2314 1574,2329 1576,2344 1578,2359 1580,2374 1582,2389 1584,2404 1586,2418 1588,2433 1590,2448 1592,2463 1594,2478 1596,2492 1598,2507 1600,2522 1603,2537 1605,2552 1607,2567 1609,2581 1611,2596 1613,2611 1615,2626 1617,2641 1620,2655 1622,2670 1624,2685 1626,2700 1628,2715 1630,2730 1633,2745 1635,2759 1637,2774 1639,2789 1641,2804 1643,2819 1645,2834 1647,2848 1650,2863 1652,2878 1654,2893 1656,2908 1658,2922 1660,2937 1662,2952 1664,2967 1666,2982 1669,2997 1671,3011 1673,3026 1675,3041 1677,3056 1679,3071 1681,3086 1683,3101 1685,3115 1688,3130 1690,3145 1692,3160 1694,3175 1696,3190 1698,3204 1700,3219 1702,3234 1705,3249 1707,3264 1709,3278 1711,3293 1713,3308 1715,3323 1717,3338 1719,3352 1721,3367 1724,3382 1726,3397 1728,3412 1730,3427 1732,3442 1734,3457 1736,3471 1738,3486 1741,3501 1743,3516 1745,3531 1747,3545 1749,3560 1751,3575 1754,3590 1756,3605 1758,3620 1760,3634 1762,3649 1765,3664 1767,3679 1769,3694 1771,3708 1773,3723 1775,3738 1778,3753 1780,3768 1782,3783 1785,3798 1787,3813 1789,3827 1791,3842 1794,3857 1796,3872 1798,3887 1800,3901 1803,3916 1805,3931 1808,3946 1810,3961 1812,3975 1815,3990 1817,4005 1820,4020 1822,4035 1824,4050 1827,4064 1829,4079 1832,4094 1834,4109 1837,4124 1839,4139 1842,4154 1844,4168 1847,4183 1849,4198 1852,4213 1854,4228 1857,4243 1859,4257 1862,4272 1864,4287 1867,4302 1870,4317 1872,4331 1875,4346 1877,4361 1880,4376 1882,4391 1885,4406 1888,4420 1890,4435 1893,4450 1895,4465 1898,4480 1901,4495 1904,4510 1906,4524 1909,4539 1911,4554 1914,4569 1917,4584 1919,4599 1922,4613 1924,4628 1927,4643 1930,4658 1932,4673 1935,4687 1937,4702 1940,4717 1943,4732 1945,4747 1948,4761 1950,4776 1953,4791 1955,4806 1958,4821 1960,4836 1963,4851 1965,4866 1967,4880 1970,4895 1972,4910 1975,4925 1977,4940 1979,4954 1981,4969 1984,4984 1986,4999 1989,5014 1991,5029 1993,5043 1995,5058 1997,5073 1999,5088 2001,5103 2003,5117 2005,5132 2007,5147 2009,5162 2010,5177 2013,5192 2014,5207 2016,5222 2017,5236 2019,5251 2021,5266 2022,5281 2024,5296 2025,5310 2026,5325 2028,5340 2029,5355 2030,5370 2031,5384 2032,5399 2033,5414 2034,5429 2035,5444 2036,5459 2037,5473 2038,5488 2038,5503 2039,5518 2039,5533 2040,5548 2040,5563 2041,5577 2041,5592 2041,5607 2041,5622 2041,5637 2041,5652 2041,5666 2041,5681 2040,5696 2040,5711 2040,5726 2039,5740 2039,5755 2038,5770 2037,5785 2037,5800 2035,5815 2034,5829 2033,5844 2032,5859 2031,5874 2030,5889 2028,5904 2027,5919 2025,5933 2023,5948 2022,5963 2020,5978 2018,5993 2016,6007 2014,6022 2012,6037 2009,6052 2007,6067 2004,6082 2002,6096 1999,6111 1997,6126 1994,6141 1991,6156 1988,6170 1985,6185 1982,6200 1979,6215 1975,6230 1972,6245 1969,6260 1965,6275 1961,6289 1958,6304 1954,6319 1950,6334 1946,6349 1942,6363 1938,6378 1934,6393 1930,6408 1925,6423 1921,6438 1917,6452 1912,6467 1907,6482 1903,6497 1898,6512 1893,6526 1888,6541 1883,6556 1878,6571 1874,6586 1868,6601 1863,6616 1858,6631 1853,6645 1847,6660 1842,6675 1836,6690 1831,6705 1825,6719 1820,6734 1814,6749 1808,6764 1803,6779 1797,6793 1791,6808 1785,6823 1779,6838 1773,6853 1767,6868 1761,6882 1755,6897 1749,6912 1743,6927 1737,6942 1731,6957 1724,6972 1718,6986 1712,7001 1706,7016 1699,7031 1693,7046 1687,7061 1680,7075 1674,7090 1668,7105 1661,7120 1655,7135 1648,7149 1642,7164 1635,7179 1629,7194 1623,7209 1616,7224 1610,7238 1603,7253 1597,7268 1591,7283 1584,7298 1578,7313 1572,7328 1565,7342 1559,7357 1552,7372 1546,7387 1540,7402 1533,7416 1527,7431 1521,7446 1514,7461 1508,7476 1502,7491 1496,7505 1490,7520 1484,7535 1478,7550 1471,7565 1465,7579">
          <text:p/>
        </draw:polygon>
        <draw:polygon draw:style-name="gr12" draw:text-style-name="P6" draw:layer="layout" svg:width="2.518cm" svg:height="6.622cm" svg:x="10.229cm" svg:y="5.603cm" svg:viewBox="0 0 2519 6623" draw:points="1133,6623 1133,6610 1133,6597 1133,6584 1133,6571 1133,6558 1133,6545 1133,6532 1133,6519 1133,6506 1134,6493 1134,6480 1134,6467 1134,6454 1134,6441 1135,6429 1135,6416 1136,6403 1136,6389 1136,6377 1137,6364 1137,6351 1137,6338 1138,6325 1138,6312 1139,6299 1139,6286 1139,6273 1140,6260 1140,6247 1141,6234 1142,6221 1142,6208 1142,6195 1143,6182 1143,6169 1144,6156 1144,6144 1144,6131 1145,6117 1145,6104 1145,6092 1146,6079 1146,6066 1146,6053 1146,6040 1147,6027 1147,6014 1147,6001 1147,5988 1147,5975 1147,5962 1147,5949 1147,5936 1146,5923 1146,5910 1146,5897 1146,5884 1145,5871 1145,5858 1144,5845 1144,5832 1143,5819 1142,5806 1141,5794 1140,5781 1139,5768 1138,5754 1137,5742 1136,5729 1134,5716 1133,5703 1131,5690 1130,5677 1128,5664 1126,5651 1124,5638 1122,5625 1120,5612 1117,5599 1115,5586 1112,5573 1109,5560 1107,5547 1104,5534 1100,5521 1096,5509 1093,5496 1090,5482 1086,5469 1082,5457 1078,5444 1074,5431 1070,5418 1066,5405 1062,5392 1057,5379 1052,5366 1047,5353 1042,5340 1037,5327 1032,5314 1026,5301 1021,5288 1015,5275 1009,5262 1003,5249 997,5236 990,5223 984,5210 977,5197 970,5184 963,5171 956,5159 949,5146 941,5133 934,5119 926,5107 918,5094 910,5081 902,5068 894,5055 885,5042 877,5029 868,5016 859,5003 850,4990 841,4977 832,4964 823,4951 813,4938 804,4925 794,4912 784,4899 774,4886 764,4874 754,4861 744,4847 733,4834 723,4822 713,4809 702,4796 691,4783 681,4770 670,4757 659,4744 648,4731 637,4718 627,4705 616,4692 604,4679 593,4666 582,4653 571,4640 560,4627 549,4614 537,4601 526,4588 515,4575 504,4562 492,4549 482,4536 470,4524 459,4511 448,4498 437,4484 426,4472 415,4459 404,4446 394,4433 383,4420 372,4407 362,4394 351,4381 340,4368 330,4355 320,4342 310,4328 300,4315 290,4302 280,4289 271,4276 261,4263 252,4250 242,4237 233,4225 224,4211 216,4198 207,4186 198,4173 190,4160 182,4147 174,4134 166,4121 158,4108 151,4095 143,4082 136,4069 129,4056 122,4043 116,4030 109,4017 103,4004 97,3991 91,3978 85,3965 80,3952 74,3939 69,3926 65,3913 60,3900 55,3888 51,3875 47,3862 43,3848 39,3836 35,3823 32,3810 29,3797 26,3784 23,3771 20,3758 18,3745 16,3732 13,3719 11,3706 10,3693 8,3680 6,3667 5,3654 4,3641 3,3628 2,3615 1,3602 1,3590 0,3576 0,3563 0,3551 0,3538 0,3525 0,3512 0,3499 0,3486 1,3473 1,3460 2,3447 3,3434 4,3421 5,3408 6,3395 7,3382 8,3369 9,3356 10,3343 11,3330 13,3317 14,3304 15,3291 17,3278 18,3265 20,3253 21,3240 23,3227 24,3213 26,3201 27,3188 29,3175 30,3162 31,3149 33,3136 35,3123 36,3110 37,3097 38,3084 40,3071 41,3058 42,3045 44,3032 45,3019 46,3006 47,2993 48,2980 49,2967 50,2955 51,2941 52,2928 52,2916 53,2903 54,2890 54,2877 55,2864 55,2851 55,2838 56,2825 56,2812 56,2799 56,2786 56,2773 56,2760 56,2747 56,2734 56,2721 56,2708 55,2695 55,2682 54,2669 54,2656 53,2643 53,2630 52,2618 51,2605 50,2592 50,2578 49,2566 48,2553 47,2540 46,2527 45,2514 44,2501 43,2488 41,2475 40,2462 39,2449 38,2436 37,2423 35,2410 34,2397 33,2384 31,2371 30,2358 29,2345 28,2332 26,2320 25,2306 24,2293 23,2281 22,2268 20,2255 19,2242 18,2229 17,2216 16,2203 14,2190 13,2177 12,2164 12,2151 11,2138 10,2125 9,2112 8,2099 7,2086 7,2073 6,2060 6,2047 5,2034 5,2021 5,2008 4,1995 4,1983 4,1970 4,1957 4,1943 4,1931 5,1918 5,1905 5,1892 6,1879 6,1866 7,1853 8,1840 8,1827 10,1814 11,1801 12,1788 13,1775 14,1762 16,1749 17,1736 19,1723 20,1710 22,1697 24,1685 26,1671 28,1658 30,1646 33,1633 35,1620 38,1607 40,1594 43,1581 46,1568 49,1555 52,1542 55,1529 58,1516 61,1503 64,1490 68,1477 71,1464 75,1451 79,1438 82,1425 86,1412 90,1399 94,1386 98,1373 102,1360 107,1348 111,1335 115,1322 120,1308 125,1296 129,1283 134,1270 139,1257 143,1244 148,1231 153,1218 158,1205 163,1192 168,1179 174,1166 179,1153 184,1140 189,1127 195,1114 200,1101 206,1088 211,1075 217,1062 223,1050 228,1036 234,1023 240,1010 246,998 252,985 257,972 263,959 269,946 275,933 281,920 287,907 293,894 299,881 306,868 311,855 318,842 324,829 330,816 336,803 343,790 349,777 355,764 362,751 368,738 374,725 381,713 387,700 393,687 400,673 406,661 413,648 419,635 426,622 432,609 439,596 446,583 452,570 459,557 465,544 472,531 478,518 485,505 492,492 498,479 505,466 512,453 518,440 525,427 532,415 538,401 545,388 552,375 558,363 565,350 572,337 579,324 586,311 592,298 599,285 606,272 613,259 620,246 627,233 633,220 640,207 647,194 654,181 661,168 667,155 674,142 681,129 688,116 695,103 702,90 708,78 715,65 722,52 729,38 736,26 743,13 749,0 1770,0 1777,13 1784,26 1790,38 1797,52 1804,65 1811,78 1817,90 1825,103 1831,116 1838,129 1845,142 1852,155 1859,168 1865,181 1872,194 1879,207 1886,220 1893,233 1900,246 1906,259 1913,272 1920,285 1927,298 1934,311 1940,324 1947,337 1954,350 1961,363 1967,375 1974,388 1981,401 1987,415 1994,427 2001,440 2008,453 2014,466 2021,479 2028,492 2034,505 2041,518 2047,531 2054,544 2061,557 2067,570 2074,583 2080,596 2087,609 2093,622 2100,635 2106,648 2113,661 2119,673 2126,687 2132,700 2138,713 2145,725 2152,738 2158,751 2164,764 2170,777 2177,790 2183,803 2189,816 2195,829 2202,842 2208,855 2214,868 2220,881 2226,894 2232,907 2238,920 2244,933 2250,946 2256,959 2262,972 2268,985 2274,998 2280,1010 2285,1023 2291,1036 2297,1050 2302,1062 2308,1075 2313,1088 2319,1101 2324,1114 2330,1127 2335,1140 2340,1153 2346,1166 2351,1179 2356,1192 2361,1205 2366,1218 2371,1231 2376,1244 2381,1257 2385,1270 2390,1283 2395,1296 2399,1308 2404,1322 2408,1335 2413,1348 2417,1360 2421,1373 2425,1386 2429,1399 2433,1412 2437,1425 2441,1438 2444,1451 2448,1464 2451,1477 2455,1490 2458,1503 2462,1516 2465,1529 2468,1542 2471,1555 2474,1568 2476,1581 2479,1594 2481,1607 2484,1620 2486,1633 2489,1646 2491,1658 2493,1671 2495,1685 2497,1697 2499,1710 2500,1723 2502,1736 2504,1749 2505,1762 2506,1775 2507,1788 2509,1801 2510,1814 2511,1827 2512,1840 2512,1853 2513,1866 2513,1879 2514,1892 2515,1905 2515,1918 2515,1931 2515,1943 2515,1957 2515,1970 2515,1983 2515,1995 2515,2008 2514,2021 2514,2034 2513,2047 2513,2060 2512,2073 2512,2086 2511,2099 2510,2112 2510,2125 2509,2138 2508,2151 2507,2164 2506,2177 2505,2190 2504,2203 2503,2216 2501,2229 2500,2242 2499,2255 2498,2268 2497,2281 2495,2293 2494,2306 2493,2320 2492,2332 2490,2345 2489,2358 2488,2371 2486,2384 2485,2397 2484,2410 2483,2423 2481,2436 2480,2449 2479,2462 2478,2475 2477,2488 2475,2501 2474,2514 2473,2527 2473,2540 2471,2553 2470,2566 2470,2578 2469,2592 2468,2605 2467,2618 2467,2630 2466,2643 2466,2656 2465,2669 2464,2682 2464,2695 2464,2708 2463,2721 2463,2734 2463,2747 2463,2760 2463,2773 2463,2786 2463,2799 2463,2812 2463,2825 2464,2838 2464,2851 2464,2864 2465,2877 2466,2890 2466,2903 2467,2916 2468,2928 2468,2941 2469,2955 2470,2967 2471,2980 2472,2993 2473,3006 2474,3019 2475,3032 2477,3045 2478,3058 2479,3071 2481,3084 2482,3097 2483,3110 2485,3123 2486,3136 2488,3149 2489,3162 2491,3175 2492,3188 2494,3201 2495,3213 2497,3227 2498,3240 2500,3253 2501,3265 2503,3278 2504,3291 2505,3304 2507,3317 2508,3330 2509,3343 2510,3356 2512,3369 2513,3382 2514,3395 2515,3408 2516,3421 2516,3434 2517,3447 2518,3460 2518,3473 2519,3486 2519,3499 2519,3512 2519,3525 2519,3538 2519,3551 2519,3563 2519,3576 2518,3590 2518,3602 2517,3615 2516,3628 2515,3641 2514,3654 2513,3667 2511,3680 2510,3693 2508,3706 2506,3719 2504,3732 2501,3745 2499,3758 2496,3771 2493,3784 2491,3797 2487,3810 2484,3823 2480,3836 2476,3848 2473,3862 2468,3875 2464,3888 2460,3900 2455,3913 2450,3926 2445,3939 2439,3952 2434,3965 2428,3978 2422,3991 2416,4004 2410,4017 2404,4030 2397,4043 2390,4056 2383,4069 2376,4082 2369,4095 2361,4108 2353,4121 2346,4134 2337,4147 2329,4160 2321,4173 2312,4186 2304,4198 2295,4211 2286,4225 2277,4237 2268,4250 2258,4263 2249,4276 2239,4289 2229,4302 2219,4315 2209,4328 2199,4342 2189,4355 2179,4368 2168,4381 2158,4394 2147,4407 2136,4420 2126,4433 2115,4446 2104,4459 2093,4472 2082,4484 2071,4498 2060,4511 2049,4524 2038,4536 2027,4549 2015,4562 2004,4575 1993,4588 1982,4601 1971,4614 1960,4627 1948,4640 1937,4653 1926,4666 1915,4679 1904,4692 1893,4705 1882,4718 1871,4731 1860,4744 1849,4757 1838,4770 1828,4783 1817,4796 1807,4809 1796,4822 1786,4834 1775,4847 1765,4861 1755,4874 1745,4886 1735,4899 1725,4912 1716,4925 1706,4938 1697,4951 1687,4964 1678,4977 1669,4990 1660,5003 1651,5016 1642,5029 1634,5042 1626,5055 1617,5068 1609,5081 1601,5094 1593,5107 1586,5119 1578,5133 1571,5146 1563,5159 1556,5171 1549,5184 1542,5197 1536,5210 1529,5223 1523,5236 1517,5249 1511,5262 1505,5275 1499,5288 1493,5301 1488,5314 1482,5327 1477,5340 1472,5353 1467,5366 1462,5379 1458,5392 1453,5405 1449,5418 1445,5431 1441,5444 1437,5457 1433,5469 1430,5482 1426,5496 1423,5509 1420,5521 1416,5534 1414,5547 1411,5560 1408,5573 1405,5586 1403,5599 1400,5612 1398,5625 1396,5638 1394,5651 1392,5664 1391,5677 1389,5690 1387,5703 1386,5716 1385,5729 1383,5742 1382,5754 1381,5768 1380,5781 1379,5794 1378,5806 1377,5819 1376,5832 1376,5845 1375,5858 1375,5871 1374,5884 1374,5897 1374,5910 1374,5923 1373,5936 1373,5949 1373,5962 1373,5975 1373,5988 1373,6001 1373,6014 1374,6027 1374,6040 1374,6053 1374,6066 1374,6079 1375,6092 1375,6104 1375,6117 1376,6131 1376,6144 1377,6156 1377,6169 1378,6182 1378,6195 1378,6208 1379,6221 1379,6234 1380,6247 1380,6260 1381,6273 1381,6286 1381,6299 1382,6312 1382,6325 1383,6338 1383,6351 1384,6364 1384,6377 1384,6389 1385,6403 1385,6416 1385,6429 1386,6441 1386,6454 1386,6467 1386,6480 1387,6493 1387,6506 1387,6519 1387,6532 1387,6545 1387,6558 1387,6571 1387,6584 1387,6597 1387,6610 1387,6623">
          <text:p/>
        </draw:polygon>
        <draw:polygon draw:style-name="gr12" draw:text-style-name="P6" draw:layer="layout" svg:width="2.705cm" svg:height="7.008cm" svg:x="15.545cm" svg:y="5.379cm" svg:viewBox="0 0 2706 7009" draw:points="1164,7009 1162,6995 1159,6981 1157,6967 1154,6954 1152,6940 1149,6926 1147,6912 1144,6899 1142,6885 1139,6871 1136,6858 1134,6844 1131,6830 1128,6816 1125,6803 1123,6789 1120,6775 1117,6762 1114,6748 1111,6734 1108,6720 1105,6707 1102,6693 1099,6679 1095,6666 1092,6652 1089,6638 1086,6624 1082,6611 1079,6597 1075,6583 1072,6570 1068,6556 1065,6542 1061,6528 1057,6515 1053,6501 1050,6487 1046,6474 1042,6460 1038,6446 1034,6432 1029,6419 1025,6405 1021,6391 1017,6377 1012,6364 1008,6350 1003,6337 999,6323 994,6309 990,6295 985,6282 980,6268 975,6254 970,6241 965,6227 960,6213 955,6199 949,6186 944,6172 939,6158 933,6145 928,6131 922,6117 917,6103 911,6090 905,6076 899,6062 893,6049 887,6035 881,6021 875,6007 869,5994 863,5980 856,5966 850,5952 843,5939 837,5925 830,5911 823,5898 817,5884 810,5870 803,5856 796,5843 789,5829 782,5815 775,5802 768,5788 760,5774 753,5760 745,5747 738,5733 731,5720 723,5706 715,5692 708,5678 700,5665 693,5651 684,5637 677,5624 669,5610 661,5596 653,5582 645,5569 637,5555 629,5541 621,5527 612,5514 604,5500 596,5486 588,5473 579,5459 571,5445 563,5431 554,5418 546,5404 538,5390 529,5377 521,5363 512,5349 504,5335 495,5322 487,5308 478,5294 470,5281 462,5267 453,5253 445,5239 436,5226 428,5212 419,5198 411,5185 403,5171 394,5157 386,5143 378,5129 370,5115 361,5101 353,5088 345,5074 337,5060 329,5046 321,5033 313,5019 305,5005 297,4991 289,4978 282,4964 274,4951 266,4937 259,4923 251,4909 244,4896 236,4882 229,4868 222,4855 215,4841 208,4827 201,4813 194,4800 187,4786 180,4772 174,4759 167,4745 161,4731 155,4717 149,4704 143,4690 137,4676 131,4663 125,4649 119,4635 114,4621 108,4608 103,4594 98,4580 93,4566 88,4553 83,4539 78,4525 74,4512 69,4498 65,4484 61,4470 57,4457 53,4443 49,4429 46,4416 42,4402 39,4388 36,4374 32,4361 30,4347 27,4334 24,4320 22,4306 19,4292 17,4278 15,4265 13,4251 11,4238 10,4224 8,4210 7,4196 5,4183 4,4169 3,4155 2,4141 2,4128 1,4114 1,4100 1,4087 0,4073 0,4059 1,4045 1,4032 1,4018 2,4004 2,3991 4,3977 4,3963 5,3949 7,3936 8,3922 10,3908 11,3895 13,3881 14,3867 16,3853 18,3840 20,3826 23,3812 25,3799 28,3785 30,3771 33,3757 36,3744 38,3730 41,3716 44,3703 48,3689 51,3675 54,3661 58,3648 61,3634 65,3620 68,3606 72,3593 76,3579 80,3566 84,3552 87,3538 92,3524 96,3511 100,3497 104,3483 108,3470 113,3456 117,3442 122,3428 126,3415 131,3401 135,3387 140,3374 144,3360 149,3346 154,3332 158,3319 163,3305 168,3291 173,3278 177,3264 182,3250 187,3236 192,3223 197,3209 202,3195 207,3181 212,3168 217,3154 222,3140 226,3127 231,3113 236,3099 241,3085 246,3072 251,3058 256,3044 261,3031 266,3017 271,3003 276,2989 280,2976 285,2962 290,2949 295,2935 300,2921 305,2907 310,2893 315,2880 320,2866 324,2853 329,2839 334,2825 339,2811 344,2798 348,2784 353,2770 358,2756 363,2743 368,2729 372,2715 377,2702 382,2688 386,2674 391,2660 396,2647 400,2633 405,2619 410,2606 415,2592 419,2578 424,2564 429,2551 434,2537 438,2523 443,2510 448,2496 452,2482 457,2468 461,2455 466,2441 471,2427 476,2414 480,2400 485,2386 490,2372 495,2359 499,2345 504,2331 509,2318 514,2304 518,2290 523,2276 528,2263 533,2249 537,2235 542,2221 547,2208 552,2194 557,2181 562,2167 566,2153 571,2139 576,2125 581,2112 586,2098 591,2085 595,2071 600,2057 605,2043 610,2030 615,2016 620,2002 625,1989 630,1975 635,1961 640,1947 645,1934 649,1920 654,1906 659,1893 664,1879 669,1865 674,1851 679,1838 684,1824 688,1810 693,1796 698,1783 703,1769 708,1755 712,1742 717,1728 722,1714 727,1700 731,1687 736,1673 740,1659 745,1646 750,1632 754,1618 758,1604 763,1591 768,1577 772,1564 776,1550 780,1536 785,1522 789,1508 793,1495 797,1481 802,1467 805,1454 809,1440 813,1426 817,1413 821,1399 825,1385 828,1371 832,1358 836,1344 839,1330 842,1317 846,1303 849,1289 853,1275 856,1262 859,1248 862,1234 865,1221 868,1207 871,1193 874,1179 877,1166 879,1152 882,1138 885,1125 887,1111 890,1097 892,1083 894,1070 897,1056 899,1042 901,1029 903,1015 905,1001 907,987 909,974 911,960 913,946 914,933 916,919 918,905 919,891 921,878 923,864 924,850 925,836 926,823 928,809 929,796 930,782 932,768 933,754 934,740 935,727 936,713 937,700 938,686 939,672 940,658 941,645 942,631 943,617 944,604 944,590 945,576 946,562 947,549 948,535 949,521 950,507 951,494 951,480 952,466 953,453 954,439 955,425 956,411 957,398 958,384 959,370 960,357 961,343 962,329 963,315 964,302 965,288 966,274 967,261 969,247 970,233 971,219 973,206 974,192 975,179 977,165 978,151 980,137 981,123 983,110 985,96 986,82 988,69 990,55 992,41 994,28 996,14 998,0 1708,0 1710,14 1712,28 1714,41 1716,55 1718,69 1719,82 1721,96 1723,110 1724,123 1726,137 1728,151 1729,165 1730,179 1732,192 1733,206 1735,219 1736,233 1737,247 1738,261 1740,274 1741,288 1742,302 1743,315 1744,329 1745,343 1746,357 1747,370 1748,384 1749,398 1750,411 1751,425 1752,439 1753,453 1754,466 1754,480 1755,494 1756,507 1757,521 1758,535 1759,549 1760,562 1760,576 1761,590 1762,604 1763,617 1764,631 1765,645 1766,658 1767,672 1768,686 1769,700 1770,713 1771,727 1772,740 1773,754 1774,768 1776,782 1777,796 1778,809 1779,823 1780,836 1782,850 1783,864 1785,878 1786,891 1788,905 1790,919 1791,933 1793,946 1795,960 1797,974 1799,987 1801,1001 1803,1015 1805,1029 1807,1042 1809,1056 1812,1070 1814,1083 1816,1097 1819,1111 1821,1125 1824,1138 1826,1152 1829,1166 1832,1179 1835,1193 1838,1207 1840,1221 1844,1234 1847,1248 1850,1262 1853,1275 1856,1289 1860,1303 1863,1317 1867,1330 1870,1344 1874,1358 1877,1371 1881,1385 1885,1399 1889,1413 1893,1426 1897,1440 1900,1454 1904,1467 1909,1481 1913,1495 1917,1508 1921,1522 1925,1536 1930,1550 1934,1564 1938,1577 1943,1591 1947,1604 1952,1618 1956,1632 1961,1646 1965,1659 1970,1673 1975,1687 1979,1700 1984,1714 1989,1728 1994,1742 1998,1755 2003,1769 2008,1783 2013,1796 2017,1810 2022,1824 2027,1838 2032,1851 2037,1865 2043,1879 2047,1893 2052,1906 2057,1920 2062,1934 2067,1947 2072,1961 2077,1975 2082,1989 2087,2002 2092,2016 2097,2030 2101,2043 2106,2057 2111,2071 2116,2085 2121,2098 2126,2112 2131,2125 2136,2139 2141,2153 2145,2167 2150,2181 2155,2194 2160,2208 2165,2221 2170,2235 2174,2249 2179,2263 2184,2276 2189,2290 2193,2304 2198,2318 2203,2331 2208,2345 2212,2359 2217,2372 2222,2386 2226,2400 2231,2414 2236,2427 2240,2441 2245,2455 2250,2468 2255,2482 2259,2496 2264,2510 2269,2523 2273,2537 2278,2551 2283,2564 2287,2578 2292,2592 2297,2606 2301,2619 2306,2633 2311,2647 2316,2660 2321,2674 2325,2688 2330,2702 2335,2715 2339,2729 2344,2743 2349,2756 2354,2770 2358,2784 2363,2798 2368,2811 2373,2825 2378,2839 2383,2853 2387,2866 2392,2880 2397,2893 2402,2907 2407,2921 2412,2935 2416,2949 2421,2962 2426,2976 2431,2989 2436,3003 2441,3017 2446,3031 2451,3044 2456,3058 2461,3072 2466,3085 2470,3099 2475,3113 2480,3127 2485,3140 2490,3154 2495,3168 2500,3181 2505,3195 2510,3209 2515,3223 2520,3236 2524,3250 2529,3264 2534,3278 2539,3291 2544,3305 2548,3319 2553,3332 2558,3346 2563,3360 2567,3374 2572,3387 2576,3401 2581,3415 2585,3428 2590,3442 2594,3456 2599,3470 2603,3483 2607,3497 2611,3511 2615,3524 2619,3538 2623,3552 2627,3566 2631,3579 2635,3593 2638,3606 2642,3620 2646,3634 2649,3648 2652,3661 2656,3675 2659,3689 2662,3703 2665,3716 2668,3730 2671,3744 2674,3757 2676,3771 2679,3785 2682,3799 2684,3812 2686,3826 2688,3840 2691,3853 2692,3867 2694,3881 2696,3895 2697,3908 2699,3922 2700,3936 2702,3949 2703,3963 2703,3977 2704,3991 2705,4004 2705,4018 2706,4032 2706,4045 2706,4059 2706,4073 2706,4087 2706,4100 2705,4114 2705,4128 2704,4141 2704,4155 2703,4169 2702,4183 2700,4196 2699,4210 2697,4224 2696,4238 2694,4251 2692,4265 2690,4278 2688,4292 2685,4306 2683,4320 2680,4334 2677,4347 2674,4361 2671,4374 2668,4388 2665,4402 2661,4416 2658,4429 2654,4443 2650,4457 2646,4470 2642,4484 2638,4498 2633,4512 2628,4525 2624,4539 2619,4553 2614,4566 2609,4580 2604,4594 2599,4608 2593,4621 2588,4635 2582,4649 2576,4663 2570,4676 2564,4690 2558,4704 2552,4717 2546,4731 2540,4745 2533,4759 2526,4772 2519,4786 2513,4800 2506,4813 2499,4827 2492,4841 2485,4855 2478,4868 2470,4882 2463,4896 2456,4909 2448,4923 2440,4937 2433,4951 2425,4964 2418,4978 2410,4991 2402,5005 2394,5019 2386,5033 2378,5046 2370,5060 2362,5074 2354,5088 2346,5101 2337,5115 2329,5129 2321,5143 2312,5157 2304,5171 2296,5185 2287,5198 2279,5212 2270,5226 2262,5239 2253,5253 2245,5267 2237,5281 2228,5294 2220,5308 2212,5322 2203,5335 2195,5349 2186,5363 2178,5377 2169,5390 2161,5404 2153,5418 2144,5431 2136,5445 2128,5459 2119,5473 2111,5486 2103,5500 2094,5514 2086,5527 2078,5541 2070,5555 2062,5569 2054,5582 2046,5596 2037,5610 2029,5624 2021,5637 2013,5651 2006,5665 1998,5678 1990,5692 1983,5706 1975,5720 1968,5733 1960,5747 1953,5760 1946,5774 1938,5788 1931,5802 1924,5815 1917,5829 1910,5843 1903,5856 1896,5870 1889,5884 1882,5898 1876,5911 1869,5925 1863,5939 1856,5952 1850,5966 1843,5980 1837,5994 1831,6007 1825,6021 1819,6035 1813,6049 1807,6062 1801,6076 1795,6090 1789,6103 1784,6117 1778,6131 1772,6145 1767,6158 1762,6172 1756,6186 1751,6199 1746,6213 1741,6227 1736,6241 1731,6254 1726,6268 1721,6282 1716,6295 1712,6309 1707,6323 1703,6337 1698,6350 1693,6364 1689,6377 1685,6391 1681,6405 1676,6419 1672,6432 1668,6446 1664,6460 1660,6474 1656,6487 1652,6501 1649,6515 1645,6528 1641,6542 1638,6556 1634,6570 1631,6583 1627,6597 1623,6611 1620,6624 1617,6638 1614,6652 1610,6666 1607,6679 1604,6693 1601,6707 1598,6720 1595,6734 1592,6748 1589,6762 1586,6775 1583,6789 1580,6803 1578,6816 1575,6830 1572,6844 1570,6858 1567,6871 1564,6885 1561,6899 1559,6912 1556,6926 1554,6940 1552,6954 1549,6967 1547,6981 1544,6995 1542,7009">
          <text:p/>
        </draw:polygon>
        <draw:path draw:style-name="gr13" draw:text-style-name="P7" draw:layer="layout" svg:width="0.402cm" svg:height="0.402cm" svg:x="5.877cm" svg:y="7.178cm" svg:viewBox="0 0 403 403" svg:d="M0 201c0-111 91-201 201-201 111 0 202 90 202 201s-91 202-202 202c-110 0-201-91-201-202z">
          <text:p/>
        </draw:path>
        <draw:path draw:style-name="gr14" draw:text-style-name="P1" draw:layer="layout" svg:width="0.402cm" svg:height="0.402cm" svg:x="5.877cm" svg:y="7.178cm" svg:viewBox="0 0 403 403" svg:d="M0 201c0-111 91-201 201-201 111 0 202 90 202 201s-91 202-202 202c-110 0-201-91-201-202z">
          <text:p/>
        </draw:path>
        <draw:path draw:style-name="gr13" draw:text-style-name="P7" draw:layer="layout" svg:width="0.402cm" svg:height="0.402cm" svg:x="11.287cm" svg:y="7.997cm" svg:viewBox="0 0 403 403" svg:d="M0 201c0-110 91-201 202-201 110 0 201 91 201 201 0 111-91 202-201 202-111 0-202-91-202-202z">
          <text:p/>
        </draw:path>
        <draw:path draw:style-name="gr14" draw:text-style-name="P1" draw:layer="layout" svg:width="0.402cm" svg:height="0.402cm" svg:x="11.287cm" svg:y="7.997cm" svg:viewBox="0 0 403 403" svg:d="M0 201c0-110 91-201 202-201 110 0 201 91 201 201 0 111-91 202-201 202-111 0-202-91-202-202z">
          <text:p/>
        </draw:path>
        <draw:path draw:style-name="gr13" draw:text-style-name="P7" draw:layer="layout" svg:width="0.402cm" svg:height="0.402cm" svg:x="16.697cm" svg:y="8.635cm" svg:viewBox="0 0 403 403" svg:d="M0 201c0-111 90-201 201-201 110 0 202 90 202 201 0 110-92 202-202 202-111 0-201-92-201-202z">
          <text:p/>
        </draw:path>
        <draw:path draw:style-name="gr14" draw:text-style-name="P1" draw:layer="layout" svg:width="0.402cm" svg:height="0.402cm" svg:x="16.697cm" svg:y="8.635cm" svg:viewBox="0 0 403 403" svg:d="M0 201c0-111 90-201 201-201 110 0 202 90 202 201 0 110-92 202-202 202-111 0-201-92-201-202z">
          <text:p/>
        </draw:path>
        <draw:frame draw:style-name="gr15" draw:text-style-name="P9" draw:layer="layout" svg:width="1.922cm" svg:height="0.988cm" svg:x="7.022cm" svg:y="7.416cm">
          <draw:text-box>
            <text:p text:style-name="P8"><text:span text:style-name="T1">0.04</text:span></text:p>
          </draw:text-box>
        </draw:frame>
        <draw:frame draw:style-name="gr15" draw:text-style-name="P9" draw:layer="layout" svg:width="2.498cm" svg:height="0.988cm" svg:x="12.384cm" svg:y="7.569cm">
          <draw:text-box>
            <text:p text:style-name="P8"><text:span text:style-name="T1">−</text:span><text:span text:style-name="T1">0.03</text:span></text:p>
          </draw:text-box>
        </draw:frame>
        <draw:frame draw:style-name="gr15" draw:text-style-name="P9" draw:layer="layout" svg:width="2.498cm" svg:height="0.988cm" svg:x="17.691cm" svg:y="8.607cm">
          <draw:text-box>
            <text:p text:style-name="P8"><text:span text:style-name="T1">−</text:span><text:span text:style-name="T1">0.08</text:span></text:p>
          </draw:text-box>
        </draw:frame>
        <draw:line draw:style-name="gr16" draw:text-style-name="P1" draw:layer="layout" svg:x1="11.488cm" svg:y1="2.655cm" svg:x2="11.488cm" svg:y2="2.563cm">
          <text:p/>
        </draw:line>
        <draw:line draw:style-name="gr16" draw:text-style-name="P1" draw:layer="layout" svg:x1="11.488cm" svg:y1="2.563cm" svg:x2="16.898cm" svg:y2="2.563cm">
          <text:p/>
        </draw:line>
        <draw:line draw:style-name="gr16" draw:text-style-name="P1" draw:layer="layout" svg:x1="16.898cm" svg:y1="2.563cm" svg:x2="16.898cm" svg:y2="2.655cm">
          <text:p/>
        </draw:line>
        <draw:line draw:style-name="gr16" draw:text-style-name="P1" draw:layer="layout" svg:x1="16.898cm" svg:y1="1.962cm" svg:x2="16.898cm" svg:y2="1.87cm">
          <text:p/>
        </draw:line>
        <draw:line draw:style-name="gr16" draw:text-style-name="P1" draw:layer="layout" svg:x1="16.898cm" svg:y1="1.87cm" svg:x2="6.078cm" svg:y2="1.87cm">
          <text:p/>
        </draw:line>
        <draw:line draw:style-name="gr16" draw:text-style-name="P1" draw:layer="layout" svg:x1="6.078cm" svg:y1="1.87cm" svg:x2="6.078cm" svg:y2="1.962cm">
          <text:p/>
        </draw:line>
        <draw:frame draw:style-name="gr15" draw:text-style-name="P9" draw:layer="layout" svg:width="2.498cm" svg:height="0.988cm" svg:x="0.176cm" svg:y="10.552cm">
          <draw:text-box>
            <text:p text:style-name="P8"><text:span text:style-name="T2">−</text:span><text:span text:style-name="T2">0.25</text:span></text:p>
          </draw:text-box>
        </draw:frame>
        <draw:frame draw:style-name="gr15" draw:text-style-name="P9" draw:layer="layout" svg:width="1.922cm" svg:height="0.988cm" svg:x="0.752cm" svg:y="7.446cm">
          <draw:text-box>
            <text:p text:style-name="P8"><text:span text:style-name="T2">0.00</text:span></text:p>
          </draw:text-box>
        </draw:frame>
        <draw:frame draw:style-name="gr15" draw:text-style-name="P9" draw:layer="layout" svg:width="1.922cm" svg:height="0.988cm" svg:x="0.752cm" svg:y="4.34cm">
          <draw:text-box>
            <text:p text:style-name="P8"><text:span text:style-name="T2">0.25</text:span></text:p>
          </draw:text-box>
        </draw:frame>
        <draw:line draw:style-name="gr17" draw:text-style-name="P1" draw:layer="layout" svg:x1="2.744cm" svg:y1="10.957cm" svg:x2="2.832cm" svg:y2="10.957cm">
          <text:p/>
        </draw:line>
        <draw:line draw:style-name="gr17" draw:text-style-name="P1" draw:layer="layout" svg:x1="2.744cm" svg:y1="7.852cm" svg:x2="2.832cm" svg:y2="7.852cm">
          <text:p/>
        </draw:line>
        <draw:line draw:style-name="gr17" draw:text-style-name="P1" draw:layer="layout" svg:x1="2.744cm" svg:y1="4.745cm" svg:x2="2.832cm" svg:y2="4.745cm">
          <text:p/>
        </draw:line>
        <draw:line draw:style-name="gr17" draw:text-style-name="P1" draw:layer="layout" svg:x1="2.744cm" svg:y1="1.639cm" svg:x2="2.832cm" svg:y2="1.639cm">
          <text:p/>
        </draw:line>
        <draw:line draw:style-name="gr17" draw:text-style-name="P1" draw:layer="layout" svg:x1="6.078cm" svg:y1="13cm" svg:x2="6.078cm" svg:y2="12.912cm">
          <text:p/>
        </draw:line>
        <draw:line draw:style-name="gr17" draw:text-style-name="P1" draw:layer="layout" svg:x1="11.488cm" svg:y1="13cm" svg:x2="11.488cm" svg:y2="12.912cm">
          <text:p/>
        </draw:line>
        <draw:line draw:style-name="gr17" draw:text-style-name="P1" draw:layer="layout" svg:x1="16.898cm" svg:y1="13cm" svg:x2="16.898cm" svg:y2="12.912cm">
          <text:p/>
        </draw:line>
        <draw:frame draw:style-name="gr15" draw:text-style-name="P9" draw:layer="layout" svg:width="1.922cm" svg:height="0.988cm" svg:x="0.752cm" svg:y="1.234cm">
          <draw:text-box>
            <text:p text:style-name="P8"><text:span text:style-name="T2">0.50</text:span></text:p>
          </draw:text-box>
        </draw:frame>
        <draw:frame draw:style-name="gr15" draw:text-style-name="P9" draw:layer="layout" svg:width="3.785cm" svg:height="0.988cm" svg:x="4.185cm" svg:y="13.02cm">
          <draw:text-box>
            <text:p text:style-name="P8"><text:span text:style-name="T2">emotion </text:span></text:p>
          </draw:text-box>
        </draw:frame>
        <draw:frame draw:style-name="gr15" draw:text-style-name="P11" draw:layer="layout" svg:width="3.197cm" svg:height="0.987cm" svg:x="4.281cm" svg:y="14.086cm">
          <draw:text-box>
            <text:p text:style-name="P10"><text:span text:style-name="T3">t = 1.09 NS</text:span></text:p>
          </draw:text-box>
        </draw:frame>
        <draw:frame draw:style-name="gr15" draw:text-style-name="P9" draw:layer="layout" svg:width="3.511cm" svg:height="0.988cm" svg:x="9.732cm" svg:y="13.02cm">
          <draw:text-box>
            <text:p text:style-name="P8"><text:span text:style-name="T2">arousal </text:span></text:p>
          </draw:text-box>
        </draw:frame>
        <draw:frame draw:style-name="gr15" draw:text-style-name="P11" draw:layer="layout" svg:width="3.567cm" svg:height="0.987cm" svg:x="9.603cm" svg:y="14.086cm">
          <draw:text-box>
            <text:p text:style-name="P10"><text:span text:style-name="T3">t = −1.14 NS</text:span></text:p>
          </draw:text-box>
        </draw:frame>
        <draw:frame draw:style-name="gr15" draw:text-style-name="P9" draw:layer="layout" svg:width="2.963cm" svg:height="0.988cm" svg:x="15.436cm" svg:y="13.02cm">
          <draw:text-box>
            <text:p text:style-name="P8"><text:span text:style-name="T2">aroval </text:span></text:p>
          </draw:text-box>
        </draw:frame>
        <draw:frame draw:style-name="gr15" draw:text-style-name="P11" draw:layer="layout" svg:width="3.179cm" svg:height="0.987cm" svg:x="15.113cm" svg:y="14.086cm">
          <draw:text-box>
            <text:p text:style-name="P10"><text:span text:style-name="T3">t = −2.86 **</text:span></text:p>
          </draw:text-box>
        </draw:frame>
        <draw:frame draw:style-name="gr18" draw:text-style-name="P12" draw:layer="layout" svg:width="7.529cm" svg:height="1.059cm" svg:x="0.833cm" svg:y="0.121cm">
          <draw:text-box>
            <text:p text:style-name="P8"><text:span text:style-name="T4">AT ROI 24 - Id2</text:span></text:p>
          </draw:text-box>
        </draw:frame>
        <draw:frame draw:style-name="gr19" draw:text-style-name="P14" draw:layer="layout" svg:width="0.911cm" svg:height="1.059cm" svg:x="11.059cm" svg:y="1.31cm">
          <draw:text-box>
            <text:p text:style-name="P13"><text:span text:style-name="T5">**</text:span></text:p>
          </draw:text-box>
        </draw:frame>
        <draw:frame draw:style-name="gr19" draw:text-style-name="P14" draw:layer="layout" svg:width="0.911cm" svg:height="1.059cm" svg:x="14.06cm" svg:y="2.011cm">
          <draw:text-box>
            <text:p text:style-name="P13"><text:span text:style-name="T5">*</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Symbol" svg:font-family="Symbol"/>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5-03-10T13:42:56.839052550</dc:date>
    <meta:editing-duration>PT4M56S</meta:editing-duration>
    <meta:editing-cycles>1</meta:editing-cycles>
    <meta:document-statistic meta:object-count="217"/>
    <meta:generator>LibreOffice/24.8.2.1$MacOSX_AARCH64 LibreOffice_project/0f794b6e29741098670a3b95d60478a65d05ef13</meta:generator>
  </office:meta>
</office:document-meta>
</file>